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200000090000506C00002C5915A7757A.wmf" manifest:media-type=""/>
  <manifest:file-entry manifest:full-path="Pictures/200000090000506C00002CC3EEFB7EC7.wmf" manifest:media-type=""/>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ettings.xml" manifest:media-type="text/xml"/>
  <manifest:file-entry manifest:full-path="Basic/script-lc.xml" manifest:media-type="text/xml"/>
  <manifest:file-entry manifest:full-path="Basic/TemplateProject/ModApress.xml" manifest:media-type="text/xml"/>
  <manifest:file-entry manifest:full-path="Basic/TemplateProject/ThisDocument.xml" manifest:media-type="text/xml"/>
  <manifest:file-entry manifest:full-path="Basic/TemplateProject/script-lb.xml" manifest:media-type="text/xml"/>
  <manifest:file-entry manifest:full-path="Basic/Standard/script-lb.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ZapfDingbats" svg:font-family="ZapfDingbat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Lucida Console" svg:font-family="'Lucida Console'" style:font-family-generic="modern"/>
    <style:font-face style:name="Arial1" svg:font-family="Arial" style:font-family-generic="swiss"/>
    <style:font-face style:name="Courier New1" svg:font-family="'Courier New'" style:font-family-generic="modern" style:font-pitch="fixed"/>
    <style:font-face style:name="TheSansMonoCondensed-Bold" svg:font-family="TheSansMonoCondensed-Bold, 'MS Mincho'" style:font-pitch="variable"/>
    <style:font-face style:name="TheSansMonoCondensed-SemiLightI" svg:font-family="TheSansMonoCondensed-SemiLightI, 'MS Mincho'" style:font-pitch="variable"/>
    <style:font-face style:name="Utopia-Bold" svg:font-family="Utopia-Bold, 'MS Mincho'" style:font-pitch="variable"/>
    <style:font-face style:name="Utopia-Italic" svg:font-family="Utopia-Italic, 'MS Mincho'" style:font-pitch="variable"/>
    <style:font-face style:name="UtopiaItalic" svg:font-family="UtopiaItalic" style:font-family-generic="decorative" style:font-pitch="variable"/>
    <style:font-face style:name="Arial4" svg:font-family="Arial" style:font-family-generic="modern" style:font-pitch="variable"/>
    <style:font-face style:name="Lucida Console1" svg:font-family="'Lucida Console'" style:font-family-generic="modern" style:font-pitch="variable"/>
    <style:font-face style:name="Times New Roman1" svg:font-family="'Times New Roman'" style:font-family-generic="modern" style:font-pitch="variable"/>
    <style:font-face style:name="Arial3" svg:font-family="Arial" style:font-family-generic="roman" style:font-pitch="variable"/>
    <style:font-face style:name="Book Antiqua" svg:font-family="'Book Antiqua'" style:font-family-generic="roman" style:font-pitch="variable"/>
    <style:font-face style:name="Droid Sans Fallback1" svg:font-family="'Droid Sans Fallback'" style:font-family-generic="roman" style:font-pitch="variable"/>
    <style:font-face style:name="PMingLiU" svg:font-family="PMingLiU, 新細明體"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HelveticaNeue Condensed" svg:font-family="'HelveticaNeue Condensed', 'Courier New'" style:font-family-generic="swiss" style:font-pitch="variable"/>
    <style:font-face style:name="HelveticaNeue MediumCond" svg:font-family="'HelveticaNeue MediumCond'" style:font-family-generic="swiss" style:font-pitch="variable"/>
    <style:font-face style:name="HelveticaNeue MediumExt" svg:font-family="'HelveticaNeue MediumExt'"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TheSansMonoConNormal" svg:font-family="TheSansMonoConNormal, Arial" style:font-family-generic="swiss" style:font-pitch="variable"/>
    <style:font-face style:name="Trebuchet MS" svg:font-family="'Trebuchet MS'" style:font-family-generic="swiss" style:font-pitch="variable"/>
    <style:font-face style:name="Arial2" svg:font-family="Arial"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Code">
      <style:text-properties officeooo:paragraph-rsid="001d3c80"/>
    </style:style>
    <style:style style:name="P2" style:family="paragraph" style:parent-style-name="Header">
      <style:paragraph-properties fo:margin-left="-0.3126in" fo:margin-right="0in" fo:text-align="end" style:justify-single-word="false" fo:text-indent="0in" style:auto-text-indent="false"/>
    </style:style>
    <style:style style:name="P3" style:family="paragraph" style:parent-style-name="Footer">
      <style:paragraph-properties fo:text-align="end" style:justify-single-word="false"/>
    </style:style>
    <style:style style:name="P4" style:family="paragraph" style:parent-style-name="Standard">
      <style:paragraph-properties fo:text-align="justify" style:justify-single-word="false"/>
    </style:style>
    <style:style style:name="P5" style:family="paragraph" style:parent-style-name="Standard">
      <style:text-properties fo:color="#bfbfbf" style:font-name="ZapfDingbats" fo:font-size="14pt" style:font-name-asian="ZapfDingbats" style:font-size-asian="14pt" style:font-name-complex="ZapfDingbats" style:font-size-complex="14pt"/>
    </style:style>
    <style:style style:name="P6" style:family="paragraph" style:parent-style-name="Text_20_body">
      <style:text-properties fo:language="en" fo:country="US"/>
    </style:style>
    <style:style style:name="P7" style:family="paragraph" style:parent-style-name="Figure_20_Caption">
      <style:paragraph-properties fo:margin-top="0.278in" fo:margin-bottom="0.0835in" style:contextual-spacing="true"/>
    </style:style>
    <style:style style:name="P8" style:family="paragraph" style:parent-style-name="Code">
      <style:text-properties fo:font-weight="bold" style:font-weight-asian="bold"/>
    </style:style>
    <style:style style:name="P9" style:family="paragraph" style:parent-style-name="Figure">
      <style:paragraph-properties fo:text-align="start" style:justify-single-word="false"/>
    </style:style>
    <style:style style:name="P10" style:family="paragraph" style:parent-style-name="Figure">
      <style:paragraph-properties fo:text-align="start" style:justify-single-word="false"/>
      <style:text-properties fo:font-weight="bold" style:font-weight-asian="bold"/>
    </style:style>
    <style:style style:name="P11" style:family="paragraph" style:parent-style-name="Code">
      <style:text-properties officeooo:paragraph-rsid="001c303c"/>
    </style:style>
    <style:style style:name="P12" style:family="paragraph" style:parent-style-name="Code">
      <style:text-properties officeooo:paragraph-rsid="001d3c80"/>
    </style:style>
    <style:style style:name="P13" style:family="paragraph" style:parent-style-name="Code">
      <style:text-properties officeooo:paragraph-rsid="00209bf2"/>
    </style:style>
    <style:style style:name="P14" style:family="paragraph" style:parent-style-name="Chapter_20_Title" style:master-page-name="First_20_Page">
      <style:paragraph-properties style:page-number="auto"/>
    </style:style>
    <style:style style:name="P15" style:family="paragraph">
      <style:paragraph-properties fo:margin-top="0in" fo:margin-bottom="0.0835in" style:writing-mode="lr-tb"/>
    </style:style>
    <style:style style:name="P16"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17" style:family="paragraph">
      <style:paragraph-properties fo:margin-top="0in" fo:margin-bottom="0in" style:text-autospace="none" style:writing-mode="lr-tb"/>
    </style:style>
    <style:style style:name="P18" style:family="paragraph">
      <style:paragraph-properties style:writing-mode="lr-tb"/>
    </style:style>
    <style:style style:name="T1" style:family="text">
      <style:text-properties officeooo:rsid="001a631a"/>
    </style:style>
    <style:style style:name="T2" style:family="text">
      <style:text-properties officeooo:rsid="001d3c80"/>
    </style:style>
    <style:style style:name="T3" style:family="text">
      <style:text-properties fo:language="en" fo:country="US"/>
    </style:style>
    <style:style style:name="T4" style:family="text">
      <style:text-properties style:font-name="HelveticaNeue Condensed" fo:font-size="8pt" style:font-size-asian="8pt" style:font-name-complex="HelveticaNeue Condensed" style:font-size-complex="8pt"/>
    </style:style>
    <style:style style:name="T5" style:family="text">
      <style:text-properties fo:color="#bfbfbf" style:font-name="ZapfDingbats" fo:font-size="8pt" style:font-size-asian="8pt" style:font-name-complex="ZapfDingbats" style:font-size-complex="8pt"/>
    </style:style>
    <style:style style:name="T6" style:family="text">
      <style:text-properties fo:color="#bfbfbf" style:font-name="HelveticaNeue Condensed" fo:font-size="8pt" style:font-size-asian="8pt" style:font-name-complex="HelveticaNeue Condensed" style:font-size-complex="8pt"/>
    </style:style>
    <style:style style:name="T7" style:family="text">
      <style:text-properties fo:font-weight="bold" style:font-name-asian="HelveticaNeue Condensed" style:font-weight-asian="bold"/>
    </style:style>
    <style:style style:name="T8" style:family="text">
      <style:text-properties style:font-name="Times" fo:language="none" fo:country="none" fo:font-weight="bold" style:font-weight-asian="bold" style:font-name-complex="Times" text:display="true"/>
    </style:style>
    <style:style style:name="T9" style:family="text">
      <style:text-properties style:font-name="Times" fo:language="none" fo:country="none" style:language-asian="en" style:country-asian="US" style:font-name-complex="Times" text:display="true"/>
    </style:style>
    <style:style style:name="T10" style:family="text">
      <style:text-properties style:font-name="Times" fo:language="none" fo:country="none" style:font-name-complex="Times" text:display="true"/>
    </style:style>
    <style:style style:name="T11" style:family="text">
      <style:text-properties style:font-name="Times" style:language-asian="en" style:country-asian="US" style:font-name-complex="Times" text:display="true"/>
    </style:style>
    <style:style style:name="T12" style:family="text">
      <style:text-properties fo:font-style="normal" fo:font-weight="bold" style:font-style-asian="normal" style:font-weight-asian="bold"/>
    </style:style>
    <style:style style:name="T13" style:family="text">
      <style:text-properties style:font-name-asian="TheSansMonoConNormal"/>
    </style:style>
    <style:style style:name="T14" style:family="text">
      <style:text-properties fo:language="en" fo:country="US"/>
    </style:style>
    <style:style style:name="T15" style:family="text">
      <style:text-properties fo:language="en" fo:country="US" style:font-name-complex="Utopia-Italic"/>
    </style:style>
    <style:style style:name="T16" style:family="text">
      <style:text-properties fo:language="en" fo:country="US" officeooo:rsid="001b7a23"/>
    </style:style>
    <style:style style:name="T17" style:family="text">
      <style:text-properties fo:language="en" fo:country="US" officeooo:rsid="00209bf2"/>
    </style:style>
    <style:style style:name="T18" style:family="text">
      <style:text-properties fo:language="en" fo:country="US" officeooo:rsid="0021ac43"/>
    </style:style>
    <style:style style:name="T19" style:family="text">
      <style:text-properties style:font-name="Utopia-Bold" fo:language="en" fo:country="US" style:font-name-complex="Utopia-Bold"/>
    </style:style>
    <style:style style:name="T20" style:family="text">
      <style:text-properties style:font-name="TheSansMonoCondensed-Bold" fo:language="en" fo:country="US" style:font-name-complex="TheSansMonoCondensed-Bold"/>
    </style:style>
    <style:style style:name="T21" style:family="text">
      <style:text-properties style:font-name="Utopia-Italic" fo:language="en" fo:country="US" fo:font-style="italic" style:font-style-asian="italic" style:font-name-complex="Utopia-Italic" style:font-style-complex="italic"/>
    </style:style>
    <style:style style:name="T22" style:family="text">
      <style:text-properties style:font-name="Utopia-Italic" fo:language="en" fo:country="US" style:font-name-complex="Utopia-Italic"/>
    </style:style>
    <style:style style:name="T23" style:family="text">
      <style:text-properties style:font-name="Utopia-Italic" style:font-name-complex="Utopia-Italic"/>
    </style:style>
    <style:style style:name="T24" style:family="text">
      <style:text-properties style:font-name="TheSansMonoCondensed-SemiLightI" style:font-name-complex="TheSansMonoCondensed-SemiLightI"/>
    </style:style>
    <style:style style:name="T25" style:family="text">
      <style:text-properties officeooo:rsid="001a631a"/>
    </style:style>
    <style:style style:name="T26" style:family="text">
      <style:text-properties officeooo:rsid="001c303c"/>
    </style:style>
    <style:style style:name="T27" style:family="text">
      <style:text-properties officeooo:rsid="001d3c80"/>
    </style:style>
    <style:style style:name="T28" style:family="text">
      <style:text-properties officeooo:rsid="001e24fe"/>
    </style:style>
    <style:style style:name="T29" style:family="text">
      <style:text-properties officeooo:rsid="001f10e6"/>
    </style:style>
    <style:style style:name="T30" style:family="text">
      <style:text-properties officeooo:rsid="00209bf2"/>
    </style:style>
    <style:style style:name="T31" style:family="text">
      <style:text-properties style:use-window-font-color="true" style:font-name="Times" fo:font-size="10pt" fo:language="en" fo:country="US" style:font-name-asian="Times New Roman" style:font-size-asian="10pt" style:font-name-complex="Times" style:font-size-complex="10pt" style:language-complex="ar" style:country-complex="SA"/>
    </style:style>
    <style:style style:name="T32" style:family="text">
      <style:text-properties style:use-window-font-color="true" style:text-outline="false" style:text-line-through-style="none" style:text-position="0% 100%" style:font-name="Arial1" fo:font-size="8pt" fo:letter-spacing="normal" fo:language="en" fo:country="US" fo:font-style="italic" fo:text-shadow="none" style:text-underline-style="none" fo:font-weight="normal" style:text-underline-mode="continuous" style:text-overline-mode="continuous" style:text-line-through-mode="continuous" style:letter-kerning="false" style:font-name-asian="Droid Sans Fallback" style:font-size-asian="10.5pt" style:language-asian="zh" style:country-asian="CN" style:font-style-asian="normal" style:font-weight-asian="normal" style:font-name-complex="Arial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3" style:family="text">
      <style:text-properties style:font-name="Arial1" fo:font-size="10pt" fo:language="en" fo:country="US" style:language-asian="zh" style:country-asian="CN" style:language-complex="hi" style:country-complex="IN"/>
    </style:style>
    <style:style style:name="T34" style:family="text">
      <style:text-properties style:use-window-font-color="true" style:font-name="Times" fo:font-size="10pt" fo:language="it" fo:country="IT" style:font-name-asian="Times New Roman" style:font-size-asian="10pt" style:font-name-complex="Times" style:font-size-complex="10pt" style:language-complex="ar" style:country-complex="SA"/>
    </style:style>
    <style:style style:name="T35" style:family="text">
      <style:text-properties style:use-window-font-color="true" style:font-name="Lucida Console" fo:font-size="9pt" fo:language="en" fo:country="US" style:font-name-asian="Times New Roman" style:font-size-asian="9pt" style:language-asian="it" style:country-asian="IT" style:font-name-complex="Lucida Console" style:font-size-complex="9pt" style:language-complex="ar" style:country-complex="SA"/>
    </style:style>
    <style:style style:name="T36" style:family="text">
      <style:text-properties style:use-window-font-color="true" style:font-name="Lucida Console" fo:font-size="9pt" fo:language="it" fo:country="IT" style:font-name-asian="Times New Roman" style:font-size-asian="9pt" style:language-asian="it" style:country-asian="IT" style:font-name-complex="Lucida Console" style:font-size-complex="9pt" style:language-complex="ar" style:country-complex="SA"/>
    </style:style>
    <style:style style:name="fr1" style:family="graphic" style:parent-style-name="Graphics">
      <style:graphic-properties style:wrap="run-through" style:number-wrapped-paragraphs="no-limit" style:vertical-pos="from-top" style:horizontal-pos="from-left" style:horizontal-rel="char" fo:padding="0.0008in" fo:border="none" style:mirror="none" fo:clip="rect(0in, 0in, 0in, 0in)"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gr1" style:family="graphic">
      <style:graphic-properties draw:stroke="solid" svg:stroke-width="0.0102in" svg:stroke-color="#000000" draw:stroke-linejoin="miter" svg:stroke-linecap="square" draw:fill="none" draw:fill-color="#d8d8d8" draw:textarea-horizontal-align="left" draw:textarea-vertical-align="top" draw:auto-grow-height="false" fo:padding-top="0.0902in" fo:padding-bottom="0.0902in" fo:padding-left="0.1736in" fo:padding-right="0.1736in" fo:wrap-option="wrap"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152664848" text:id="ct152664848">
          <text:deletion>
            <office:change-info>
              <dc:creator>Ray Lischner</dc:creator>
              <dc:date>2013-11-10T16:55:00</dc:date>
            </office:change-info>
            <text:p text:style-name="Results">(</text:p>
          </text:deletion>
        </text:changed-region>
        <text:changed-region xml:id="ct187864368" text:id="ct187864368">
          <text:insertion>
            <office:change-info>
              <dc:creator>Ray Lischner</dc:creator>
              <dc:date>2013-11-10T16:55:00</dc:date>
            </office:change-info>
          </text:insertion>
        </text:changed-region>
        <text:changed-region xml:id="ct136830048" text:id="ct136830048">
          <text:insertion>
            <office:change-info>
              <dc:creator>Ray Lischner</dc:creator>
              <dc:date>2013-11-10T16:56:00</dc:date>
            </office:change-info>
          </text:insertion>
        </text:changed-region>
        <text:changed-region xml:id="ct160331984" text:id="ct160331984">
          <text:deletion>
            <office:change-info>
              <dc:creator>Ray Lischner</dc:creator>
              <dc:date>2013-11-10T16:56:00</dc:date>
            </office:change-info>
            <text:p text:style-name="Results">
       <text:span text:style-name="T1">)</text:span>
      </text:p>
          </text:deletion>
        </text:changed-region>
        <text:changed-region xml:id="ct182685728" text:id="ct182685728">
          <text:deletion>
            <office:change-info>
              <dc:creator>Ray Lischner</dc:creator>
              <dc:date>2013-11-10T16:56:00</dc:date>
            </office:change-info>
            <text:p text:style-name="Results">(</text:p>
          </text:deletion>
        </text:changed-region>
        <text:changed-region xml:id="ct157309552" text:id="ct157309552">
          <text:insertion>
            <office:change-info>
              <dc:creator>Ray Lischner</dc:creator>
              <dc:date>2013-11-10T16:56:00</dc:date>
            </office:change-info>
          </text:insertion>
        </text:changed-region>
        <text:changed-region xml:id="ct184250480" text:id="ct184250480">
          <text:insertion>
            <office:change-info>
              <dc:creator>Ray Lischner</dc:creator>
              <dc:date>2013-11-10T16:56:00</dc:date>
            </office:change-info>
          </text:insertion>
        </text:changed-region>
        <text:changed-region xml:id="ct184252272" text:id="ct184252272">
          <text:deletion>
            <office:change-info>
              <dc:creator>Ray Lischner</dc:creator>
              <dc:date>2013-11-10T16:56:00</dc:date>
            </office:change-info>
            <text:p text:style-name="Results">
       <text:span text:style-name="T1">)</text:span>
      </text:p>
          </text:deletion>
        </text:changed-region>
        <text:changed-region xml:id="ct186415840" text:id="ct186415840">
          <text:insertion>
            <office:change-info>
              <dc:creator>Ray Lischner</dc:creator>
              <dc:date>2013-11-10T16:56:00</dc:date>
            </office:change-info>
          </text:insertion>
        </text:changed-region>
        <text:changed-region xml:id="ct187458304" text:id="ct187458304">
          <text:deletion>
            <office:change-info>
              <dc:creator>Ray Lischner</dc:creator>
              <dc:date>2013-11-10T16:56:00</dc:date>
            </office:change-info>
            <text:p text:style-name="Results">
       <text:span text:style-name="T1">(</text:span>
      </text:p>
          </text:deletion>
        </text:changed-region>
        <text:changed-region xml:id="ct180691392" text:id="ct180691392">
          <text:deletion>
            <office:change-info>
              <dc:creator>Ray Lischner</dc:creator>
              <dc:date>2013-11-10T16:56:00</dc:date>
            </office:change-info>
            <text:p text:style-name="Results">)</text:p>
          </text:deletion>
        </text:changed-region>
        <text:changed-region xml:id="ct187525568" text:id="ct187525568">
          <text:insertion>
            <office:change-info>
              <dc:creator>Ray Lischner</dc:creator>
              <dc:date>2013-11-10T16:56:00</dc:date>
            </office:change-info>
          </text:insertion>
        </text:changed-region>
        <text:changed-region xml:id="ct176462624" text:id="ct176462624">
          <text:insertion>
            <office:change-info>
              <dc:creator>Ray Lischner</dc:creator>
              <dc:date>2013-11-10T17:32:00</dc:date>
            </office:change-info>
          </text:insertion>
        </text:changed-region>
        <text:changed-region xml:id="ct185790688" text:id="ct185790688">
          <text:insertion>
            <office:change-info>
              <dc:creator>Ray Lischner</dc:creator>
              <dc:date>2013-11-10T17:36:00</dc:date>
            </office:change-info>
          </text:insertion>
        </text:changed-region>
        <text:changed-region xml:id="ct187996736" text:id="ct187996736">
          <text:deletion>
            <office:change-info>
              <dc:creator>Ray Lischner</dc:creator>
              <dc:date>2013-11-10T17:41:00</dc:date>
            </office:change-info>
            <text:p text:style-name="Code"><text:s/>= 0</text:p>
          </text:deletion>
        </text:changed-region>
        <text:changed-region xml:id="ct184519200" text:id="ct184519200">
          <text:insertion>
            <office:change-info>
              <dc:creator>Ray Lischner</dc:creator>
              <dc:date>2013-11-10T17:38:00</dc:date>
            </office:change-info>
          </text:insertion>
        </text:changed-region>
        <text:changed-region xml:id="ct186641360" text:id="ct186641360">
          <text:insertion>
            <office:change-info>
              <dc:creator>Ray Lischner</dc:creator>
              <dc:date>2013-11-10T17:39:00</dc:date>
            </office:change-info>
          </text:insertion>
        </text:changed-region>
        <text:changed-region xml:id="ct119922304" text:id="ct119922304">
          <text:deletion>
            <office:change-info>
              <dc:creator>Ray Lischner</dc:creator>
              <dc:date>2013-11-10T17:39:00</dc:date>
            </office:change-info>
            <text:p text:style-name="Code">
       <text:span text:style-name="T2">;</text:span>
      </text:p>
          </text:deletion>
        </text:changed-region>
        <text:changed-region xml:id="ct186607360" text:id="ct186607360">
          <text:insertion>
            <office:change-info>
              <dc:creator>Ray Lischner</dc:creator>
              <dc:date>2013-11-10T17:39:00</dc:date>
            </office:change-info>
          </text:insertion>
        </text:changed-region>
        <text:changed-region xml:id="ct184653872" text:id="ct184653872">
          <text:deletion>
            <office:change-info>
              <dc:creator>Ray Lischner</dc:creator>
              <dc:date>2013-11-10T17:39:00</dc:date>
            </office:change-info>
            <text:p text:style-name="P1">
       <text:span text:style-name="T2">;</text:span>
      </text:p>
          </text:deletion>
        </text:changed-region>
        <text:changed-region xml:id="ct184651344" text:id="ct184651344">
          <text:insertion>
            <office:change-info>
              <dc:creator>Ray Lischner</dc:creator>
              <dc:date>2013-11-10T17:40:00</dc:date>
            </office:change-info>
          </text:insertion>
        </text:changed-region>
        <text:changed-region xml:id="ct187449952" text:id="ct187449952">
          <text:insertion>
            <office:change-info>
              <dc:creator>Ray Lischner</dc:creator>
              <dc:date>2013-11-10T17:39:00</dc:date>
            </office:change-info>
          </text:insertion>
        </text:changed-region>
        <text:changed-region xml:id="ct186617824" text:id="ct186617824">
          <text:insertion>
            <office:change-info>
              <dc:creator>Ray Lischner</dc:creator>
              <dc:date>2013-11-10T17:40:00</dc:date>
            </office:change-info>
          </text:insertion>
        </text:changed-region>
        <text:changed-region xml:id="ct183147920" text:id="ct183147920">
          <text:insertion>
            <office:change-info>
              <dc:creator>Ray Lischner</dc:creator>
              <dc:date>2013-11-10T17:40:00</dc:date>
            </office:change-info>
          </text:insertion>
        </text:changed-region>
        <text:changed-region xml:id="ct197183552" text:id="ct197183552">
          <text:insertion>
            <office:change-info>
              <dc:creator>Ray Lischner</dc:creator>
              <dc:date>2013-11-10T17:43:00</dc:date>
            </office:change-info>
          </text:insertion>
        </text:changed-region>
        <text:changed-region xml:id="ct197167280" text:id="ct197167280">
          <text:insertion>
            <office:change-info>
              <dc:creator>Ray Lischner</dc:creator>
              <dc:date>2013-11-10T17:43:00</dc:date>
            </office:change-info>
          </text:insertion>
        </text:changed-region>
        <text:changed-region xml:id="ct201142784" text:id="ct201142784">
          <text:insertion>
            <office:change-info>
              <dc:creator>Ray Lischner</dc:creator>
              <dc:date>2013-11-10T17:45:00</dc:date>
            </office:change-info>
          </text:insertion>
        </text:changed-region>
        <text:changed-region xml:id="ct201796016" text:id="ct201796016">
          <text:deletion>
            <office:change-info>
              <dc:creator>Ray Lischner</dc:creator>
              <dc:date>2013-11-10T17:47:00</dc:date>
            </office:change-info>
            <text:p text:style-name="Text_20_body">
       <text:span text:style-name="T3">instantiate</text:span>
      </text:p>
          </text:deletion>
        </text:changed-region>
        <text:changed-region xml:id="ct201840288" text:id="ct201840288">
          <text:insertion>
            <office:change-info>
              <dc:creator>Ray Lischner</dc:creator>
              <dc:date>2013-11-10T17:47: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Multiple<text:span text:style-name="Comment_20_Reference"><text:span text:style-name="T8"><office:annotation><dc:creator>Fabio Claudio Ferracchiati</dc:creator><dc:date>2013-10-04T09:51:00</dc:date><text:p text:style-name="P15"><text:span text:style-name="T31">The chapter is very well written and interesting. Sadly, I was able to compile half of code snippet shown.</text:span></text:p></office:annotation></text:span></text:span> Inheritance</text:p>
      <text:p text:style-name="Body_20_Text_20_First">Unlike some other object-oriented languages, C++ lets a class have more than one base class. This feature is known as <text:span text:style-name="Emphasis">multiple inheritance</text:span>. Several other languages permit a single base class, and introduce a variety of mechanisms for pseudo-inheritance, such as Java interfaces and Ruby mix-ins and modules. Multiple inheritance in C++ is a superset of all these other behaviors.</text:p>
      <text:h text:style-name="Heading_20_1" text:outline-level="1">Multiple Base Classes</text:h>
      <text:p text:style-name="Body_20_Text_20_First">Declare more than one base class by listing all the base classes in a comma-separated list. Each base class gets its own access specifier, as demonstrated in the following:</text:p>
      <text:p text:style-name="Code">class derived : public base1, private base2, public base3 {</text:p>
      <text:p text:style-name="Code">};</text:p>
      <text:p text:style-name="P6">As with single inheritance, the derived class has access to all the non-private members of all of its base classes. The derived class constructor initializes all the base classes in order of declaration. If you need to pass arguments to any base class constructor do so in the initializer list. As with data members, the order of initializers does not matter—only the order of declaration matters, as illustrated in Listing 66-1.</text:p>
      <text:p text:style-name="Code_20_Caption"><text:span text:style-name="T12">Listing 66-1.</text:span> Demonstrating the Order of Initialization of Base Classes</text:p>
      <text:p text:style-name="Code">#include &lt;iostream&gt;</text:p>
      <text:p text:style-name="Code">#include &lt;ostream&gt;</text:p>
      <text:p text:style-name="Code">#include &lt;string&gt;</text:p>
      <text:p text:style-name="Code"/>
      <text:p text:style-name="Code">class visible {</text:p>
      <text:p text:style-name="Code">public:</text:p>
      <text:p text:style-name="Code"><text:span text:style-name="T13"><text:s text:c="4"/></text:span>visible(std::string&amp;&amp; msg) : msg_{std::move(msg)} { std::cout &lt;&lt; msg_ &lt;&lt; '\n'; }</text:p>
      <text:p text:style-name="Code"><text:span text:style-name="T13"><text:s text:c="4"/></text:span>std::string const&amp; msg() const { return msg_; }</text:p>
      <text:p text:style-name="Code">private:</text:p>
      <text:p text:style-name="Code"><text:span text:style-name="T13"><text:s text:c="4"/></text:span>std::string msg_;</text:p>
      <text:p text:style-name="Code">};</text:p>
      <text:p text:style-name="Code"/>
      <text:p text:style-name="Code">class base1 : public visible {</text:p>
      <text:p text:style-name="Code">public:</text:p>
      <text:p text:style-name="Code"><text:span text:style-name="T13"><text:s text:c="3"/></text:span>base1(int x) : visible{"base1 constructed"}, value_{x} {}</text:p>
      <text:p text:style-name="Code"><text:soft-page-break/><text:span text:style-name="T13"><text:s text:c="3"/></text:span>int value() const { return value_; }</text:p>
      <text:p text:style-name="Code">private:</text:p>
      <text:p text:style-name="Code"><text:span text:style-name="T13"><text:s text:c="3"/></text:span>int value_;</text:p>
      <text:p text:style-name="Code">};</text:p>
      <text:p text:style-name="Code"/>
      <text:p text:style-name="Code">class base2 : public visible {</text:p>
      <text:p text:style-name="Code">public:</text:p>
      <text:p text:style-name="Code"><text:span text:style-name="T13"><text:s text:c="3"/></text:span>base2(std::string const&amp; str) : visible{"base2{" + str + "} constructed"} {}</text:p>
      <text:p text:style-name="Code">};</text:p>
      <text:p text:style-name="Code"/>
      <text:p text:style-name="Code">class base3 : public visible {</text:p>
      <text:p text:style-name="Code">public:</text:p>
      <text:p text:style-name="Code"><text:span text:style-name="T13"><text:s text:c="3"/></text:span>base3() : visible{"base3 constructed"} {}</text:p>
      <text:p text:style-name="Code"><text:span text:style-name="T13"><text:s text:c="3"/></text:span>int value() const { return 42; }</text:p>
      <text:p text:style-name="Code">};</text:p>
      <text:p text:style-name="Code"/>
      <text:p text:style-name="Code">class derived : public base1, public base2, public base3 {</text:p>
      <text:p text:style-name="Code">public:</text:p>
      <text:p text:style-name="Code"><text:span text:style-name="T13"><text:s text:c="3"/></text:span>derived(int i, std::string const&amp; str) : base3{}, base2{str}, base1{i} {}</text:p>
      <text:p text:style-name="Code"><text:span text:style-name="T13"><text:s text:c="3"/></text:span>int value() const { return base1::value() + base3::value(); }</text:p>
      <text:p text:style-name="Code"><text:span text:style-name="T13"><text:s text:c="3"/></text:span>std::string msg() const</text:p>
      <text:p text:style-name="Code"><text:span text:style-name="T13"><text:s text:c="2"/></text:span>{</text:p>
      <text:p text:style-name="Code"><text:span text:style-name="T13"><text:s text:c="5"/></text:span>return base1::msg() + "\n" + base2::msg() + "\n" + base3::msg();</text:p>
      <text:p text:style-name="Code"><text:span text:style-name="T13"><text:s text:c="2"/></text:span>}</text:p>
      <text:p text:style-name="Code">};</text:p>
      <text:p text:style-name="Code"/>
      <text:p text:style-name="Code">int main()</text:p>
      <text:p text:style-name="Code">{</text:p>
      <text:p text:style-name="Code"><text:span text:style-name="T13"><text:s text:c="3"/></text:span>derived d{42, "example"};</text:p>
      <text:p text:style-name="Code">}</text:p>
      <text:p text:style-name="Text_20_body">
    <text:span text:style-name="T3">Your compiler may issue a warning when you compile the program, pointing out that the order of base classes in </text:span>
    <text:span text:style-name="Code_20_Inline">
     <text:span text:style-name="T3">derived</text:span>
    </text:span>
    <text:span text:style-name="T3">’s initializer list does not match the order in which the initializers are called. Running the program demonstrates that the order of the base classes controls the order of the constructors, as shown in the following output:</text:span>
   </text:p>
      <text:p text:style-name="Results">base1 constructed</text:p>
      <text:p text:style-name="Results">base2<text:change text:change-id="ct152664848"/><text:change-start text:change-id="ct187864368"/><text:span text:style-name="T1">{</text:span><text:change-end text:change-id="ct187864368"/><text:span text:style-name="Comment_20_Reference"><text:span text:style-name="T9"><office:annotation><dc:creator>Fabio Claudio Ferracchiati</dc:creator><dc:date>2013-10-04T09:33:00</dc:date><text:p text:style-name="P15"><text:span text:style-name="T31">In my output I have {example}</text:span></text:p></office:annotation></text:span></text:span>example<text:change-start text:change-id="ct136830048"/><text:span text:style-name="T1">}</text:span><text:change-end text:change-id="ct136830048"/><text:change text:change-id="ct160331984"/> constructed</text:p>
      <text:p text:style-name="Results">base3 constructed</text:p>
      <text:p text:style-name="Text_20_body">
    <text:span text:style-name="T3">Figure 66-1 illustrates the class hierarchy of Listing 66-1. Notice that each of the </text:span>
    <text:span text:style-name="Code_20_Inline">
     <text:span text:style-name="T3">base1</text:span>
    </text:span>
    <text:span text:style-name="T3">, </text:span>
    <text:span text:style-name="Code_20_Inline">
     <text:span text:style-name="T3">base2</text:span>
    </text:span>
    <text:span text:style-name="T3">, and </text:span>
    <text:span text:style-name="Code_20_Inline">
     <text:span text:style-name="T3">base3</text:span>
    </text:span>
    <text:span text:style-name="T3"> classes has its own copy of the </text:span>
    <text:span text:style-name="Code_20_Inline">
     <text:span text:style-name="T3">visible</text:span>
    </text:span>
    <text:span text:style-name="T3"> base class. Don’t be concerned now, but this point will arise later, so pay attention.</text:span>
   </text:p>
      <text:p text:style-name="P6"/>
      <text:p text:style-name="P9">
    <text:soft-page-break/>
    <draw:frame draw:style-name="fr1" draw:name="Picture 1" text:anchor-type="as-char" svg:y="0in" svg:width="4.5398in" svg:height="2.5339in" draw:z-index="1">
     <draw:image xlink:href="Pictures/200000090000506C00002CC3EEFB7EC7.wmf" xlink:type="simple" xlink:show="embed" xlink:actuate="onLoad"/>
    </draw:frame>
   </text:p>
      <text:p text:style-name="P10"/>
      <text:p text:style-name="Figure_20_Caption"><text:span text:style-name="T12">Figure 66-1.</text:span> UML diagram of classes in Listing 66-1</text:p>
      <text:p text:style-name="Text_20_body">
    <text:span text:style-name="T3">If two or more base classes have a member with the same name, you need to indicate to the compiler which of them you mean if you want to access that particular member. Do this by qualifying the member name with the desired base class name when you access the member in the derived class. See the examples in the </text:span>
    <text:span text:style-name="Code_20_Inline">
     <text:span text:style-name="T3">derived</text:span>
    </text:span>
    <text:span text:style-name="T3"> class in Listing 66-1. </text:span>
    <text:span text:style-name="Strong_20_Emphasis">
     <text:span text:style-name="T19">Change the </text:span>
    </text:span>
    <text:span text:style-name="Strong_20_Emphasis">
     <text:span text:style-name="T20">main()</text:span>
    </text:span>
    <text:span text:style-name="Strong_20_Emphasis">
     <text:span text:style-name="T19"> function to the following</text:span>
    </text:span>
    <text:span text:style-name="Strong_20_Emphasis">
     <text:span text:style-name="T3">:</text:span>
    </text:span>
   </text:p>
      <text:p text:style-name="Code">int main()</text:p>
      <text:p text:style-name="Code">{</text:p>
      <text:p text:style-name="Code"><text:span text:style-name="T13"><text:s text:c="3"/></text:span>derived d{42, "example"};</text:p>
      <text:p text:style-name="Code"><text:span text:style-name="T13"><text:s text:c="3"/></text:span>std::cout &lt;&lt; d.value() &lt;&lt; '\n' &lt;&lt; d.msg() &lt;&lt; '\n';</text:p>
      <text:p text:style-name="Code">}</text:p>
      <text:p text:style-name="P6">Predict the output from the new program:</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P6"><text:soft-page-break/>Compare your results with the output I got:</text:p>
      <text:p text:style-name="Results">base1 constructed</text:p>
      <text:p text:style-name="Results">base2<text:change text:change-id="ct182685728"/><text:change-start text:change-id="ct157309552"/><text:span text:style-name="T1">{</text:span><text:change-end text:change-id="ct157309552"/><text:span text:style-name="Comment_20_Reference"><text:span text:style-name="T9"><office:annotation><dc:creator>Fabio Claudio Ferracchiati</dc:creator><dc:date>2013-10-04T09:35:00</dc:date><text:p text:style-name="P15"><text:span text:style-name="T34">Here too!</text:span></text:p></office:annotation></text:span></text:span>example<text:change-start text:change-id="ct184250480"/><text:span text:style-name="T1">}</text:span><text:change-end text:change-id="ct184250480"/><text:change text:change-id="ct184252272"/> constructed</text:p>
      <text:p text:style-name="Results">base3 constructed</text:p>
      <text:p text:style-name="Results">84</text:p>
      <text:p text:style-name="Results">base1 constructed</text:p>
      <text:p text:style-name="Results">base2<text:change-start text:change-id="ct186415840"/><text:span text:style-name="T1">{</text:span><text:change-end text:change-id="ct186415840"/><text:change text:change-id="ct187458304"/>example<text:change text:change-id="ct180691392"/><text:change-start text:change-id="ct187525568"/><text:span text:style-name="T1">}</text:span><text:change-end text:change-id="ct187525568"/> constructed</text:p>
      <text:p text:style-name="Results">base3 constructed</text:p>
      <text:h text:style-name="Heading_20_1" text:outline-level="1">Virtual Base Classes</text:h>
      <text:p text:style-name="Body_20_Text_20_First">Sometimes, you don’t want a separate copy of a common base class. Instead, you want a single instance of the common base class, and every class shares that one common instance. To share base classes, insert the <text:span text:style-name="Code_20_Inline">virtual</text:span> keyword when declaring the base class. The <text:span text:style-name="Code_20_Inline">virtual</text:span> keyword can come before or after the access specifier; convention is to list it first.</text:p>
      <text:p text:style-name="Note_2f_Tip_2f_Caution"><text:span text:style-name="Dingbat_20_Symbol"><text:span text:style-name="T7"></text:span></text:span>Note C++ overloads certain keywords, such as <text:span text:style-name="Code_20_Inline">static</text:span> , <text:span text:style-name="Code_20_Inline">virtual</text:span>, and <text:span text:style-name="Code_20_Inline">delete</text:span>. A virtual base class has no relationship with virtual functions. They just happen to use the same keyword.</text:p>
      <text:p text:style-name="Text_20_body">
    <text:span text:style-name="T3">Imagine changing the </text:span>
    <text:span text:style-name="Code_20_Inline">
     <text:span text:style-name="T3">visible</text:span>
    </text:span>
    <text:span text:style-name="T3"> base class to be virtual when each of </text:span>
    <text:span text:style-name="Code_20_Inline">
     <text:span text:style-name="T3">base1</text:span>
    </text:span>
    <text:span text:style-name="T3">, </text:span>
    <text:span text:style-name="Code_20_Inline">
     <text:span text:style-name="T3">base2</text:span>
    </text:span>
    <text:span text:style-name="T3">, and </text:span>
    <text:span text:style-name="Code_20_Inline">
     <text:span text:style-name="T3">base3</text:span>
    </text:span>
    <text:span text:style-name="T3"> derive from it. </text:span>
    <text:span text:style-name="Strong_20_Emphasis">
     <text:span text:style-name="T19">Can you think of any difficulty that might arise?</text:span>
    </text:span>
   </text:p>
      <text:p text:style-name="Unnumbered_20_List">_____________________________________________________________</text:p>
      <text:p text:style-name="Text_20_body">
    <text:span text:style-name="T3">Notice that each of the classes that inherit from </text:span>
    <text:span text:style-name="Code_20_Inline">
     <text:span text:style-name="T3">visible</text:span>
    </text:span>
    <text:span text:style-name="T3"> pass a different value to the constructor for </text:span>
    <text:span text:style-name="Code_20_Inline">
     <text:span text:style-name="T3">visible</text:span>
    </text:span>
    <text:span text:style-name="T3">. If you want to share a single instance of </text:span>
    <text:span text:style-name="Code_20_Inline">
     <text:span text:style-name="T3">visible</text:span>
    </text:span>
    <text:span text:style-name="T3">, you need to pick one value and stick with it. To enforce this rule, the compiler ignores all the initializers for a virtual base class except the one that it requires in the most-derived class (in this case, </text:span>
    <text:span text:style-name="Code_20_Inline">
     <text:span text:style-name="T3">derived</text:span>
    </text:span>
    <text:span text:style-name="T3">). Thus, to change </text:span>
    <text:span text:style-name="Code_20_Inline">
     <text:span text:style-name="T3">visible</text:span>
    </text:span>
    <text:span text:style-name="T3"> to be virtual, not only must you change the declarations of </text:span>
    <text:span text:style-name="Code_20_Inline">
     <text:span text:style-name="T3">base1</text:span>
    </text:span>
    <text:span text:style-name="T3">, </text:span>
    <text:span text:style-name="Code_20_Inline">
     <text:span text:style-name="T3">base2</text:span>
    </text:span>
    <text:span text:style-name="T3">, and </text:span>
    <text:span text:style-name="Code_20_Inline">
     <text:span text:style-name="T3">base3</text:span>
    </text:span>
    <text:span text:style-name="T3">, but you must also change </text:span>
    <text:span text:style-name="Code_20_Inline">
     <text:span text:style-name="T3">derived</text:span>
    </text:span>
    <text:span text:style-name="T3">. When </text:span>
    <text:span text:style-name="Code_20_Inline">
     <text:span text:style-name="T3">derived</text:span>
    </text:span>
    <text:span text:style-name="T3"> initializes </text:span>
    <text:span text:style-name="Code_20_Inline">
     <text:span text:style-name="T3">visible</text:span>
    </text:span>
    <text:span text:style-name="T3"> it initializes the sole, shared instance of </text:span>
    <text:span text:style-name="Code_20_Inline">
     <text:span text:style-name="T3">visible</text:span>
    </text:span>
    <text:span text:style-name="T3">. </text:span>
    <text:span text:style-name="Strong_20_Emphasis">
     <text:span text:style-name="T19">Try it.</text:span>
    </text:span>
    <text:span text:style-name="T3"> Your modified program should look something like Listing 66-</text:span>
    <text:span text:style-name="T21">2</text:span>
    <text:span text:style-name="T3">.</text:span>
   </text:p>
      <text:p text:style-name="Code_20_Caption"><text:span text:style-name="T12">Listing 66-2.</text:span> Changing the Inheritance of Visible to Virtual</text:p>
      <text:p text:style-name="Code">#include &lt;iostream&gt;</text:p>
      <text:p text:style-name="Code">#include &lt;ostream&gt;</text:p>
      <text:p text:style-name="Code"><text:soft-page-break/>#include &lt;string&gt;</text:p>
      <text:p text:style-name="Code"/>
      <text:p text:style-name="Code">class visible {</text:p>
      <text:p text:style-name="Code">public:</text:p>
      <text:p text:style-name="Code"><text:span text:style-name="T13"><text:s text:c="4"/></text:span>visible(std::string&amp;&amp; msg) : msg_{std::move(msg)} { std::cout &lt;&lt; msg_ &lt;&lt; '\n'; }</text:p>
      <text:p text:style-name="Code"><text:span text:style-name="T13"><text:s text:c="4"/></text:span>std::string const&amp; msg() const { return msg_; }</text:p>
      <text:p text:style-name="Code">private:</text:p>
      <text:p text:style-name="Code"><text:span text:style-name="T13"><text:s text:c="4"/></text:span>std::string msg_;</text:p>
      <text:p text:style-name="Code">};</text:p>
      <text:p text:style-name="Code"/>
      <text:p text:style-name="P8">class base1 : virtual public visible {</text:p>
      <text:p text:style-name="Code">public:</text:p>
      <text:p text:style-name="Code"><text:span text:style-name="T13"><text:s text:c="3"/></text:span>base1(int x) : visible{"base1 constructed"}, value_{x} {}</text:p>
      <text:p text:style-name="Code"><text:span text:style-name="T13"><text:s text:c="3"/></text:span>int value() const { return value_; }</text:p>
      <text:p text:style-name="Code">private:</text:p>
      <text:p text:style-name="Code"><text:span text:style-name="T13"><text:s text:c="3"/></text:span>int value_;</text:p>
      <text:p text:style-name="Code">};</text:p>
      <text:p text:style-name="Code"/>
      <text:p text:style-name="P8">class base2 : virtual public visible {</text:p>
      <text:p text:style-name="Code">public:</text:p>
      <text:p text:style-name="Code"><text:span text:style-name="T13"><text:s text:c="3"/></text:span>base2(std::string const&amp; str) : visible{"base2{" + str + "} constructed"} {}</text:p>
      <text:p text:style-name="Code">};</text:p>
      <text:p text:style-name="Code"/>
      <text:p text:style-name="P8">class base3 : virtual public visible {</text:p>
      <text:p text:style-name="Code">public:</text:p>
      <text:p text:style-name="Code"><text:span text:style-name="T13"><text:s text:c="3"/></text:span>base3() : visible{"base3 constructed"} {}</text:p>
      <text:p text:style-name="Code"><text:span text:style-name="T13"><text:s text:c="3"/></text:span>int value() const { return 42; }</text:p>
      <text:p text:style-name="Code">};</text:p>
      <text:p text:style-name="Code"/>
      <text:p text:style-name="Code">class derived : public base1, public base2, public base3 {</text:p>
      <text:p text:style-name="Code">public:</text:p>
      <text:p text:style-name="P8"><text:span text:style-name="T13"><text:s text:c="3"/></text:span>derived(int i, std::string const&amp; str)</text:p>
      <text:p text:style-name="P8"><text:span text:style-name="T13"><text:s text:c="3"/></text:span>: base3{}, base2{str}, base1{i}, visible{"derived"}</text:p>
      <text:p text:style-name="P8"><text:span text:style-name="T13"><text:s text:c="3"/></text:span>{}</text:p>
      <text:p text:style-name="Code"><text:span text:style-name="T13"><text:s text:c="3"/></text:span>int value() const { return base1::value() + base3::value(); }</text:p>
      <text:p text:style-name="Code"><text:span text:style-name="T13"><text:s text:c="3"/></text:span>std::string msg() const</text:p>
      <text:p text:style-name="Code"><text:span text:style-name="T13"><text:s text:c="3"/></text:span>{</text:p>
      <text:p text:style-name="Code"><text:span text:style-name="T13"><text:s text:c="5"/></text:span>return base1::msg() + "\n" + base2::msg() + "\n" + base3::msg();</text:p>
      <text:p text:style-name="Code"><text:span text:style-name="T13"><text:s text:c="3"/></text:span>}</text:p>
      <text:p text:style-name="Code">};</text:p>
      <text:p text:style-name="Code"/>
      <text:p text:style-name="Code">int main()</text:p>
      <text:p text:style-name="Code">{</text:p>
      <text:p text:style-name="Code"><text:span text:style-name="T13"><text:s text:c="3"/></text:span>derived d{42, "example"};</text:p>
      <text:p text:style-name="Code"><text:span text:style-name="T13"><text:s text:c="3"/></text:span>std::cout &lt;&lt; d.value() &lt;&lt; '\n' &lt;&lt; d.msg() &lt;&lt; '\n';</text:p>
      <text:p text:style-name="Code">}<text:span text:style-name="Comment_20_Reference"><text:span text:style-name="T11"><office:annotation><dc:creator>Fabio Claudio Ferracchiati</dc:creator><dc:date>2013-10-04T09:37:00</dc:date><text:p text:style-name="P15"><text:span text:style-name="T34">Compiler error:</text:span></text:p><text:p text:style-name="P15"><text:span text:style-name="T34"/></text:p><text:p text:style-name="P17"><text:span text:style-name="T35">$ g++ -o myprog -pedantic -std=c++11 source.cpp</text:span></text:p><text:p text:style-name="P17"><text:span text:style-name="T35">source.cpp: In constructor ‘derived::derived(int, const string&amp;)’:</text:span></text:p><text:p text:style-name="P17"><text:span text:style-name="T35">source.cpp:35:54: error: call of overloaded ‘base2(&lt;brace-enclosed initializer list&gt;)’ is ambiguous</text:span></text:p><text:p text:style-name="P17"><text:span text:style-name="T35"><text:s text:c="4"/></text:span><text:span text:style-name="T35">: base3{}, base2{str}, base1{i}, visible{"derived"}</text:span></text:p><text:p text:style-name="P17"><text:span text:style-name="T35"><text:s text:c="54"/></text:span><text:span text:style-name="T35">^</text:span></text:p><text:p text:style-name="P17"><text:span text:style-name="T35">source.cpp:35:54: note: candidates are:</text:span></text:p><text:p text:style-name="P17"><text:span text:style-name="T35">source.cpp:23:4: note: base2::base2(const string&amp;)</text:span></text:p><text:p text:style-name="P17"><text:span text:style-name="T35"><text:s text:c="4"/></text:span><text:span text:style-name="T35">base2(std::string const&amp; str) : visible{"base2{" + str + "} constructed"} {}</text:span></text:p><text:p text:style-name="P17"><text:span text:style-name="T35"><text:s text:c="4"/></text:span><text:span text:style-name="T35">^</text:span></text:p><text:p text:style-name="P17"><text:span text:style-name="T35">source.cpp:21:7: note: base2::base2(const base2&amp;)</text:span></text:p><text:p text:style-name="P17"><text:span text:style-name="T35"><text:s/></text:span><text:span text:style-name="T35">class base2 : virtual public visible {</text:span></text:p><text:p text:style-name="P17"><text:span text:style-name="T35"><text:s text:c="7"/></text:span><text:span text:style-name="T36">^</text:span></text:p><text:p text:style-name="P17"><text:span text:style-name="T36">source.cpp:21:7: note: base2::base2(base2&amp;&amp;)</text:span></text:p><text:p text:style-name="P15"><text:span text:style-name="T34"/></text:p></office:annotation></text:span></text:span><text:change-start text:change-id="ct176462624"/><text:span text:style-name="Comment_20_Reference"><text:span text:style-name="T11"><office:annotation><dc:creator>Ray Lischner</dc:creator><dc:date>2013-11-10T17:32:35</dc:date><text:list text:style-name=""><text:list-item><text:p text:style-name="P16"><text:span text:style-name="T32">Reply to Fabio Claudio Ferracchiati (10/04/2013, 09:37): "..."</text:span></text:p></text:list-item><text:list-item><text:p><text:span text:style-name="T33"/></text:p></text:list-item><text:list-item><text:p><text:span text:style-name="T33">Submitted to GCC bugzilla as bug #59074.</text:span></text:p></text:list-item></text:list></office:annotation></text:span></text:span><text:change-end text:change-id="ct176462624"/></text:p>
      <text:p text:style-name="P6">Predict the output from Listing 66-2.</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text:soft-page-break/>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Text_20_body">
    <text:span text:style-name="T3">Notice that the </text:span>
    <text:span text:style-name="Code_20_Inline">
     <text:span text:style-name="T3">visible</text:span>
    </text:span>
    <text:span text:style-name="T3"> class is now initialized only once, and that the </text:span>
    <text:span text:style-name="Code_20_Inline">
     <text:span text:style-name="T3">derived</text:span>
    </text:span>
    <text:span text:style-name="T3"> class is the one that initializes it. </text:span>
    <text:change-start text:change-id="ct185790688"/>
    <text:span text:style-name="T16">Thus, every class message is </text:span>
    <text:span text:style-name="Code_20_Inline">
     <text:span text:style-name="T16">"derived"</text:span>
    </text:span>
    <text:span text:style-name="T16">. </text:span>
    <text:change-end text:change-id="ct185790688"/>
    <text:span text:style-name="T3">This example is unusual because I want to illustrate how virtual base classes work. Most virtual base classes define only a default constructor. This frees authors of derived classes from concerning themselves with passing arguments to the virtual base class constructor. Instead, every derived class invokes the default constructor; it doesn’t matter which class is the most derived.</text:span>
   </text:p>
      <text:p text:style-name="P6">Figure 66-2 depicts the new class diagram, using virtual inheritance.</text:p>
      <text:p text:style-name="P6"/>
      <text:p text:style-name="P9">
    <draw:frame draw:style-name="fr1" draw:name="Picture 2" text:anchor-type="as-char" svg:y="0in" svg:width="4.5398in" svg:height="2.5091in" draw:z-index="2">
     <draw:image xlink:href="Pictures/200000090000506C00002C5915A7757A.wmf" xlink:type="simple" xlink:show="embed" xlink:actuate="onLoad"/>
    </draw:frame>
   </text:p>
      <text:p text:style-name="P10"/>
      <text:p text:style-name="P7"><text:span text:style-name="T12">Figure 66-2.</text:span> Class diagram with virtual inheritance</text:p>
      <text:h text:style-name="Heading_20_1" text:outline-level="1">Java-Like Interfaces</text:h>
      <text:p text:style-name="Body_20_Text_20_First">Programming with interfaces has some important advantages. Being able to separate interfaces from implementations makes it easy to change implementations without affecting other code. If you need to use interfaces, you can easily do so in C++.</text:p>
      <text:p text:style-name="Text_20_body">
    <text:soft-page-break/>
    <text:span text:style-name="T3">C++ has no formal notion of interfaces, but it supports interface-based programming. The essence of an interface in Java and similar languages is that an interface has no data members, and the member </text:span>
    <text:span text:style-name="T3">functions have no implementations. Recall from Exploration 38 that such a function is called a </text:span>
    <text:span text:style-name="Emphasis">
     <text:span text:style-name="T15">pure virtual function</text:span>
    </text:span>
    <text:span text:style-name="T3">. Thus, an interface is merely an ordinary class in which you do not define any data members and you declare all member functions as pure virtual.</text:span>
   </text:p>
      <text:p text:style-name="Text_20_body">
    <text:span text:style-name="T3">For example, Java has the </text:span>
    <text:span text:style-name="Code_20_Inline">
     <text:span text:style-name="T3">Hashable</text:span>
    </text:span>
    <text:span text:style-name="T3"> interface, which defines the </text:span>
    <text:span text:style-name="Code_20_Inline">
     <text:span text:style-name="T3">hash</text:span>
    </text:span>
    <text:span text:style-name="T3"> and </text:span>
    <text:span text:style-name="Code_20_Inline">
     <text:span text:style-name="T3">equalTo</text:span>
    </text:span>
    <text:span text:style-name="T3"> functions. Listing 66-3 shows the equivalent C++ class.</text:span>
   </text:p>
      <text:p text:style-name="Code_20_Caption"><text:span text:style-name="T12">Listing 66-3.</text:span> The <text:span text:style-name="Code_20_Inline"><text:span text:style-name="T24">Hashable</text:span></text:span> Interface in C++</text:p>
      <text:p text:style-name="Code">class Hashable</text:p>
      <text:p text:style-name="Code">{</text:p>
      <text:p text:style-name="Code">public:</text:p>
      <text:p text:style-name="Code"><text:span text:style-name="T13"><text:s text:c="3"/></text:span>virtual ~Hashable()<text:change text:change-id="ct187996736"/>;</text:p>
      <text:p text:style-name="Code"><text:span text:style-name="T13"><text:s text:c="3"/></text:span>virtual unsigned long hash() const = 0;</text:p>
      <text:p text:style-name="Code"><text:span text:style-name="T13"><text:s text:c="3"/></text:span>virtual bool equalTo(Hashable const&amp;) const = 0;</text:p>
      <text:p text:style-name="Code">};</text:p>
      <text:p text:style-name="Text_20_body">
    <text:span text:style-name="T3">Any class that implements the </text:span>
    <text:span text:style-name="Code_20_Inline">
     <text:span text:style-name="T3">Hashable</text:span>
    </text:span>
    <text:span text:style-name="T3"> interface must override all the member functions. For example, </text:span>
    <text:span text:style-name="Code_20_Inline">
     <text:span text:style-name="T3">HashableString</text:span>
    </text:span>
    <text:span text:style-name="T3"> implements </text:span>
    <text:span text:style-name="Code_20_Inline">
     <text:span text:style-name="T3">Hashable</text:span>
    </text:span>
    <text:span text:style-name="T3"> for a string, as shown in Listing 66-4.</text:span>
   </text:p>
      <text:p text:style-name="Code_20_Caption"><text:span text:style-name="T12">Listing 66-4.</text:span> The <text:span text:style-name="Code_20_Inline"><text:span text:style-name="T24">HashableString</text:span></text:span> Class</text:p>
      <text:p text:style-name="Code">class HashableString : public Hashable</text:p>
      <text:p text:style-name="Code">{</text:p>
      <text:p text:style-name="Code">public:</text:p>
      <text:p text:style-name="Code"><text:span text:style-name="T13"><text:s text:c="3"/></text:span>HashableString() : string_{} {}</text:p>
      <text:p text:style-name="Code"><text:span text:style-name="T13"><text:s text:c="3"/></text:span>~HashableString() override;</text:p>
      <text:p text:style-name="Code"><text:span text:style-name="T13"><text:s text:c="3"/></text:span>unsigned long hash() const override;</text:p>
      <text:p text:style-name="Code"><text:span text:style-name="T13"><text:s text:c="3"/></text:span>bool equalTo(Hashable const&amp;) const override;</text:p>
      <text:p text:style-name="Code"/>
      <text:p text:style-name="Code"><text:span text:style-name="T13"><text:s text:c="4"/></text:span>// Implement the entire interface of std::string ...</text:p>
      <text:p text:style-name="Code">private:</text:p>
      <text:p text:style-name="Code"><text:span text:style-name="T13"><text:s text:c="3"/></text:span>std::string string_;</text:p>
      <text:p text:style-name="Code">};</text:p>
      <text:p text:style-name="Text_20_body">
    <text:span text:style-name="T3">Note that </text:span>
    <text:span text:style-name="Code_20_Inline">
     <text:span text:style-name="T3">HashableString</text:span>
    </text:span>
    <text:span text:style-name="T3"> does </text:span>
    <text:span text:style-name="Emphasis">
     <text:span text:style-name="T22">not</text:span>
    </text:span>
    <text:span text:style-name="T3"> derive from </text:span>
    <text:span text:style-name="Code_20_Inline">
     <text:span text:style-name="T3">std::string</text:span>
    </text:span>
    <text:span text:style-name="T3">. Instead it encapsulates a string and delegates all string functions to the </text:span>
    <text:span text:style-name="Code_20_Inline">
     <text:span text:style-name="T3">string_</text:span>
    </text:span>
    <text:span text:style-name="T3"> object it holds.</text:span>
   </text:p>
      <text:p text:style-name="Text_20_body">
    <text:span text:style-name="T3">The reason you cannot derive from </text:span>
    <text:span text:style-name="Code_20_Inline">
     <text:span text:style-name="T3">std::string</text:span>
    </text:span>
    <text:span text:style-name="T3"> is the same reason </text:span>
    <text:span text:style-name="Code_20_Inline">
     <text:span text:style-name="T3">Hashable</text:span>
    </text:span>
    <text:span text:style-name="T3"> contains a virtual destructor. Recall from Exploration 38 that any class with at least one virtual function should make its destructor virtual. Let me explain the reason.</text:span>
   </text:p>
      <text:p text:style-name="Text_20_body">
    <text:span text:style-name="T3">To understand the problem, think about what would happen if </text:span>
    <text:span text:style-name="Code_20_Inline">
     <text:span text:style-name="T3">HashableString</text:span>
    </text:span>
    <text:span text:style-name="T3"> derived from </text:span>
    <text:span text:style-name="Code_20_Inline">
     <text:span text:style-name="T3">std::string</text:span>
    </text:span>
    <text:span text:style-name="T3">. Suppose that somewhere else in the program is some code that frees strings (maybe a pool of common strings). This code stores strings as </text:span>
    <text:span text:style-name="Code_20_Inline">
     <text:span text:style-name="T3">std::string</text:span>
    </text:span>
    <text:span text:style-name="T3"> pointers. If </text:span>
    <text:span text:style-name="Code_20_Inline">
     <text:span text:style-name="T3">HashableString</text:span>
    </text:span>
    <text:span text:style-name="T3"> derives from </text:span>
    <text:span text:style-name="Code_20_Inline">
     <text:span text:style-name="T3">std::string</text:span>
    </text:span>
    <text:span text:style-name="T3">, this is fine. But when the pool object frees a string, it calls the </text:span>
    <text:span text:style-name="Code_20_Inline">
     <text:span text:style-name="T3">std::string</text:span>
    </text:span>
    <text:span text:style-name="T3"> destructor. Because this destructor is not virtual, the </text:span>
    <text:span text:style-name="Code_20_Inline">
     <text:span text:style-name="T3">HashableString</text:span>
    </text:span>
    <text:span text:style-name="T3"> destructor never runs, resulting in undefined behavior. Listing 66-5 illustrates this problem.</text:span>
   </text:p>
      <text:p text:style-name="Code_20_Caption"><text:soft-page-break/><text:span text:style-name="T12">Listing 66-5.</text:span> Undefined Behavior Arises from <text:span text:style-name="Code_20_Inline"><text:span text:style-name="T24">HashableString</text:span></text:span> That Derives from <text:span text:style-name="Code_20_Inline"><text:span text:style-name="T24">std::string</text:span></text:span></text:p>
      <text:p text:style-name="Code">#include &lt;iostream&gt;</text:p>
      <text:p text:style-name="Code">#include &lt;istream&gt;</text:p>
      <text:p text:style-name="Code">#include &lt;string&gt;</text:p>
      <text:p text:style-name="Code">#include &lt;unordered_set&gt;</text:p>
      <text:p text:style-name="Code">#include &lt;utility&gt;</text:p>
      <text:p text:style-name="Code"/>
      <text:p text:style-name="P11"><text:change-start text:change-id="ct184519200"/>class Hashable</text:p>
      <text:p text:style-name="P11">{</text:p>
      <text:p text:style-name="P11">public:</text:p>
      <text:p text:style-name="P11"><text:span text:style-name="T13"><text:s text:c="3"/></text:span>virtual ~Hashable() <text:span text:style-name="T28">{}</text:span></text:p>
      <text:p text:style-name="P11"><text:span text:style-name="T13"><text:s text:c="3"/></text:span>virtual unsigned long hash() const = 0;</text:p>
      <text:p text:style-name="P11"><text:span text:style-name="T13"><text:s text:c="3"/></text:span>virtual bool equalTo(Hashable const&amp;) const = 0;</text:p>
      <text:p text:style-name="P11">};</text:p>
      <text:p text:style-name="P11">
    <text:span text:style-name="T3"/>
   </text:p>
      <text:p text:style-name="P11"><text:change-end text:change-id="ct184519200"/>class HashableString : public std::string, public Hashable</text:p>
      <text:p text:style-name="Code">{</text:p>
      <text:p text:style-name="Code">public:</text:p>
      <text:p text:style-name="Code"><text:span text:style-name="T13"><text:s text:c="3"/></text:span>HashableString() : std::string{} {}</text:p>
      <text:p text:style-name="Code"><text:span text:style-name="T13"><text:s text:c="3"/></text:span>HashableString(std::string&amp;&amp; str) : std::string{std::move(str)} {}</text:p>
      <text:p text:style-name="Code"><text:span text:style-name="T13"><text:s text:c="3"/></text:span>~HashableString() override<text:change-start text:change-id="ct186641360"/><text:span text:style-name="T2">{}</text:span><text:change-end text:change-id="ct186641360"/><text:change text:change-id="ct119922304"/></text:p>
      <text:p text:style-name="P1"><text:span text:style-name="T13"><text:s text:c="3"/></text:span>unsigned long hash() const override<text:change-start text:change-id="ct186607360"/><text:span text:style-name="T2">{</text:span></text:p>
      <text:p text:style-name="P1">
    <text:span text:style-name="T2"><text:s text:c="6"/>return std::hash&lt;std::string&gt;()(*this);</text:span>
   </text:p>
      <text:p text:style-name="P1">
    <text:span text:style-name="T2"><text:s text:c="3"/>}</text:span>
    <text:change-end text:change-id="ct186607360"/>
    <text:change text:change-id="ct184653872"/>
   </text:p>
      <text:p text:style-name="P1"><text:span text:style-name="T13"><text:s text:c="3"/></text:span>bool equalTo(Hashable const&amp;<text:change-start text:change-id="ct184651344"/><text:span text:style-name="T2">s</text:span><text:change-end text:change-id="ct184651344"/>) const override<text:change-start text:change-id="ct187449952"/><text:span text:style-name="T2">{</text:span></text:p>
      <text:p text:style-name="P1"><text:change-end text:change-id="ct187449952"/><text:change-start text:change-id="ct186617824"/><text:span text:style-name="T2"><text:s text:c="6"/>return dynamic_cast&lt;HashableString const&amp;&gt;(s) == *this</text:span><text:change-end text:change-id="ct186617824"/>;<text:change-start text:change-id="ct183147920"/></text:p>
      <text:p text:style-name="P1">
    <text:s text:c="3"/>
    <text:span text:style-name="T2">}</text:span>
    <text:change-end text:change-id="ct183147920"/>
   </text:p>
      <text:p text:style-name="Code">};</text:p>
      <text:p text:style-name="Code"/>
      <text:p text:style-name="Code">class string_pool</text:p>
      <text:p text:style-name="Code">{</text:p>
      <text:p text:style-name="Code">public:</text:p>
      <text:p text:style-name="Code"><text:span text:style-name="T13"><text:s text:c="3"/></text:span>string_pool() : pool_{} {}</text:p>
      <text:p text:style-name="Code"><text:span text:style-name="T13"><text:s text:c="3"/></text:span>~string_pool() {</text:p>
      <text:p text:style-name="Code"><text:span text:style-name="T13"><text:s text:c="6"/></text:span>while (not pool_.empty()) {</text:p>
      <text:p text:style-name="Code"><text:span text:style-name="T13"><text:s text:c="9"/></text:span>std::string* ptr{ *pool_.begin() };</text:p>
      <text:p text:style-name="Code"><text:span text:style-name="T13"><text:s text:c="9"/></text:span>pool_.erase(pool_.begin());</text:p>
      <text:p text:style-name="Code"><text:span text:style-name="T13"><text:s text:c="9"/></text:span>delete ptr;</text:p>
      <text:p text:style-name="Code"><text:span text:style-name="T13"><text:s text:c="6"/></text:span>}</text:p>
      <text:p text:style-name="Code"><text:span text:style-name="T13"><text:s text:c="3"/></text:span>}</text:p>
      <text:p text:style-name="Code"><text:span text:style-name="T13"><text:s text:c="3"/></text:span>std::string* add(std::string&amp;&amp; str) {</text:p>
      <text:p text:style-name="Code"><text:span text:style-name="T13"><text:s text:c="6"/></text:span>std::string* ptr = new std::string{std::move(str)};</text:p>
      <text:p text:style-name="Code"><text:span text:style-name="T13"><text:s text:c="6"/></text:span>pool_.insert(ptr);</text:p>
      <text:p text:style-name="Code"><text:span text:style-name="T13"><text:s text:c="6"/></text:span>return ptr;</text:p>
      <text:p text:style-name="Code"><text:span text:style-name="T13"><text:s text:c="3"/></text:span>}</text:p>
      <text:p text:style-name="Code">private:</text:p>
      <text:p text:style-name="Code"><text:span text:style-name="T13"><text:s text:c="3"/></text:span>std::unordered_set&lt;std::string*&gt; pool_;</text:p>
      <text:p text:style-name="Code">};</text:p>
      <text:p text:style-name="Code"/>
      <text:p text:style-name="Code">int main()</text:p>
      <text:p text:style-name="Code">{</text:p>
      <text:p text:style-name="Code"><text:span text:style-name="T13"><text:s text:c="3"/></text:span>string_pool pool{};</text:p>
      <text:p text:style-name="Code"><text:span text:style-name="T13"><text:s text:c="3"/></text:span>HashableString str{};</text:p>
      <text:p text:style-name="Code"><text:span text:style-name="T13"><text:s text:c="3"/></text:span>while (std::cin &gt;&gt; str)</text:p>
      <text:p text:style-name="Code"><text:span text:style-name="T13"><text:s text:c="3"/></text:span>{</text:p>
      <text:p text:style-name="Code"><text:span text:style-name="T13"><text:s text:c="6"/></text:span>std::cout &lt;&lt; "hash of \"" &lt;&lt; str &lt;&lt; "\" = " &lt;&lt; str.hash() &lt;&lt; '\n';</text:p>
      <text:p text:style-name="Code"><text:span text:style-name="T13"><text:s text:c="6"/></text:span>pool.add(std::move(str));</text:p>
      <text:p text:style-name="Code"><text:soft-page-break/><text:span text:style-name="T13"><text:s text:c="3"/></text:span>}</text:p>
      <text:p text:style-name="Code">}<text:span text:style-name="Comment_20_Reference"><text:span text:style-name="T11"><office:annotation><dc:creator>Fabio Claudio Ferracchiati</dc:creator><dc:date>2013-10-04T09:44:00</dc:date><text:p text:style-name="P15"><text:span text:style-name="T34">compiler error:</text:span></text:p><text:p text:style-name="P15"><text:span text:style-name="T34"/></text:p><text:p text:style-name="P17"><text:span text:style-name="T35">$ g++ -o myprog -pedantic -std=c++11 source.cpp</text:span></text:p><text:p text:style-name="P17"><text:span text:style-name="T35">source.cpp:8:1: error: expected class-name before ‘{’ token</text:span></text:p><text:p text:style-name="P17"><text:span text:style-name="T35"><text:s/></text:span><text:span text:style-name="T35">{</text:span></text:p><text:p text:style-name="P17"><text:span text:style-name="T35"><text:s/></text:span><text:span text:style-name="T35">^</text:span></text:p><text:p text:style-name="P17"><text:span text:style-name="T35">source.cpp:14:17: error: ‘Hashable’ has not been declared</text:span></text:p><text:p text:style-name="P17"><text:span text:style-name="T35"><text:s text:c="4"/></text:span><text:span text:style-name="T35">bool equalTo(Hashable const&amp;) const override;</text:span></text:p><text:p text:style-name="P17"><text:span text:style-name="T35"><text:s text:c="17"/></text:span><text:span text:style-name="T35">^</text:span></text:p><text:p text:style-name="P17"><text:span text:style-name="T35">source.cpp:12:4: error: ‘HashableString::~HashableString()’ marked override, but does not override</text:span></text:p><text:p text:style-name="P17"><text:span text:style-name="T35"><text:s text:c="4"/></text:span><text:span text:style-name="T35">~HashableString() override;</text:span></text:p><text:p text:style-name="P17"><text:span text:style-name="T35"><text:s text:c="4"/></text:span><text:span text:style-name="T35">^</text:span></text:p><text:p text:style-name="P17"><text:span text:style-name="T35">source.cpp:13:18: error: ‘long unsigned int HashableString::hash() const’ marked override, but does not override</text:span></text:p><text:p text:style-name="P17"><text:span text:style-name="T35"><text:s text:c="4"/></text:span><text:span text:style-name="T35">unsigned long hash() const override;</text:span></text:p><text:p text:style-name="P17"><text:span text:style-name="T35"><text:s text:c="18"/></text:span><text:span text:style-name="T35">^</text:span></text:p><text:p text:style-name="P17"><text:span text:style-name="T35">source.cpp:14:9: error: ‘bool HashableString::equalTo(const int&amp;) const’ marked override, but does not override</text:span></text:p><text:p text:style-name="P17"><text:span text:style-name="T35"><text:s text:c="4"/></text:span><text:span text:style-name="T35">bool equalTo(Hashable const&amp;) const override;</text:span></text:p><text:p text:style-name="P17"><text:span text:style-name="T35"><text:s text:c="9"/></text:span><text:span text:style-name="T36">^</text:span></text:p><text:p text:style-name="P15"><text:span text:style-name="T34"/></text:p></office:annotation></text:span></text:span></text:p>
      <text:p text:style-name="Text_20_body">
    <text:span text:style-name="T3">Similarly, if a pool of </text:span>
    <text:span text:style-name="Code_20_Inline">
     <text:span text:style-name="T3">Hashable</text:span>
    </text:span>
    <text:span text:style-name="T3"> pointers were to delete its contents, the </text:span>
    <text:span text:style-name="Code_20_Inline">
     <text:span text:style-name="T3">std::string</text:span>
    </text:span>
    <text:span text:style-name="T3"> destructor would not run. Again, the behavior is undefined. You can at least expect a memory leak because the memory allocated for the string contents will never be deleted.</text:span>
   </text:p>
      <text:p text:style-name="Text_20_body">
    <text:span text:style-name="T3">On the other hand, if </text:span>
    <text:span text:style-name="Code_20_Inline">
     <text:span text:style-name="T3">HashableString</text:span>
    </text:span>
    <text:span text:style-name="T3"> does not derive from </text:span>
    <text:span text:style-name="Code_20_Inline">
     <text:span text:style-name="T3">std::string</text:span>
    </text:span>
    <text:span text:style-name="T3">, how can the string pool manage these hashable strings? The short answer is that it cannot. The long answer is that thinking in terms of Java solutions does not work well in C++ because C++ offers a better solution to this kind of problem: templates.</text:span>
   </text:p>
      <text:h text:style-name="Heading_20_1" text:outline-level="1">Interfaces vs. Templates</text:h>
      <text:p text:style-name="Body_20_Text_20_First">As you can see, C++ supports Java-style interfaces, but that style of programming can lead to difficulties. There are times when Java-like interfaces are the correct C++ solution. There are other situations, however, when C++ offers superior solutions, such as templates.</text:p>
      <text:p text:style-name="Text_20_body">
    <text:span text:style-name="T3">Instead of writing a </text:span>
    <text:span text:style-name="Code_20_Inline">
     <text:span text:style-name="T3">HashableString</text:span>
    </text:span>
    <text:span text:style-name="T3"> class, write a </text:span>
    <text:span text:style-name="Code_20_Inline">
     <text:span text:style-name="T3">hash&lt;&gt;</text:span>
    </text:span>
    <text:span text:style-name="T3"> class template and specialize the template for any type that needs to be stored in a hash table. The primary template provides the default behavior; specialize </text:span>
    <text:span text:style-name="Code_20_Inline">
     <text:span text:style-name="T3">hash&lt;&gt;</text:span>
    </text:span>
    <text:span text:style-name="T3"> for the </text:span>
    <text:span text:style-name="Code_20_Inline">
     <text:span text:style-name="T3">std::string</text:span>
    </text:span>
    <text:span text:style-name="T3"> type. In this way, the string pool can easily store </text:span>
    <text:span text:style-name="Code_20_Inline">
     <text:span text:style-name="T3">std::string</text:span>
    </text:span>
    <text:span text:style-name="T3"> pointers and destroy the string objects properly, and a hash table can compute hash values for strings (and anything else you need to store in the hash table). Listing 66-6 shows one way to write the </text:span>
    <text:span text:style-name="Code_20_Inline">
     <text:span text:style-name="T3">hash&lt;&gt;</text:span>
    </text:span>
    <text:span text:style-name="T3"> class template and a specialization for </text:span>
    <text:span text:style-name="Code_20_Inline">
     <text:span text:style-name="T3">std::string</text:span>
    </text:span>
    <text:span text:style-name="T3">.</text:span>
   </text:p>
      <text:p text:style-name="Code_20_Caption"><text:span text:style-name="T12">Listing 66-6.</text:span> The <text:span text:style-name="Code_20_Inline"><text:span text:style-name="T24">hash&lt;&gt;</text:span></text:span> Class Template</text:p>
      <text:p text:style-name="Code">template&lt;class T&gt;</text:p>
      <text:p text:style-name="Code">class hash</text:p>
      <text:p text:style-name="Code">{</text:p>
      <text:p text:style-name="Code">public:</text:p>
      <text:p text:style-name="Code"><text:span text:style-name="T13"><text:s text:c="3"/></text:span>std::size_t operator()(T const&amp; x) const</text:p>
      <text:p text:style-name="Code"><text:span text:style-name="T13"><text:s text:c="3"/></text:span>{</text:p>
      <text:p text:style-name="Code"><text:span text:style-name="T13"><text:s text:c="5"/></text:span>return reinterpret_cast&lt;std::size_t&gt;(&amp;x);</text:p>
      <text:p text:style-name="Code"><text:span text:style-name="T13"><text:s text:c="3"/></text:span>}</text:p>
      <text:p text:style-name="Code">};</text:p>
      <text:p text:style-name="Code"/>
      <text:p text:style-name="Code">template&lt;&gt;</text:p>
      <text:p text:style-name="Code">class hash&lt;std::string&gt;</text:p>
      <text:p text:style-name="Code">{</text:p>
      <text:p text:style-name="Code">public:</text:p>
      <text:p text:style-name="Code"><text:span text:style-name="T13"><text:s text:c="3"/></text:span>std::size_t operator()(std::string const&amp; str) const</text:p>
      <text:p text:style-name="Code"><text:span text:style-name="T13"><text:s text:c="3"/></text:span>{</text:p>
      <text:p text:style-name="Code"><text:span text:style-name="T13"><text:s text:c="6"/></text:span>std::size_t h(0);</text:p>
      <text:p text:style-name="Code"><text:span text:style-name="T13"><text:s text:c="6"/></text:span>for (std::string::const_iterator i(str.begin()); i != str.end(); ++i)</text:p>
      <text:p text:style-name="Code"><text:span text:style-name="T13"><text:s text:c="9"/></text:span>h = h &lt;&lt; 1 | *i;</text:p>
      <text:p text:style-name="Code"><text:span text:style-name="T13"><text:s text:c="6"/></text:span>return h;</text:p>
      <text:p text:style-name="Code"><text:span text:style-name="T13"><text:s text:c="3"/></text:span>}</text:p>
      <text:p text:style-name="Code">};</text:p>
      <text:p text:style-name="Text_20_body">
    <text:soft-page-break/>
    <text:span text:style-name="T3">Now try using the </text:span>
    <text:span text:style-name="Code_20_Inline">
     <text:span text:style-name="T3">hash&lt;&gt;</text:span>
    </text:span>
    <text:span text:style-name="T3"> class template to rewrite the </text:span>
    <text:span text:style-name="Code_20_Inline">
     <text:span text:style-name="T3">string_pool</text:span>
    </text:span>
    <text:span text:style-name="T3"> class. Compare your solution with Listing 66-7.</text:span>
   </text:p>
      <text:p text:style-name="Code_20_Caption"><text:span text:style-name="T12">Listing 66-7.</text:span> Rewriting <text:span text:style-name="Code_20_Inline"><text:span text:style-name="T24">string_pool</text:span></text:span> to Use <text:span text:style-name="Code_20_Inline"><text:span text:style-name="T24">hash&lt;&gt;</text:span></text:span></text:p>
      <text:p text:style-name="Code">#include &lt;iostream&gt;</text:p>
      <text:p text:style-name="Code">#include &lt;istream&gt;</text:p>
      <text:p text:style-name="Code">#include &lt;utility&gt;</text:p>
      <text:p text:style-name="Code">#include "hash.hpp"<text:change-start text:change-id="ct197183552"/> <text:s text:c="7"/>// <text:span text:style-name="T29">Listing 66-6</text:span><text:change-end text:change-id="ct197183552"/></text:p>
      <text:p text:style-name="Code">#include "string_pool.hpp"<text:change-start text:change-id="ct197167280"/> // <text:span text:style-name="T29">Copied from Listing 66-5</text:span><text:change-end text:change-id="ct197167280"/></text:p>
      <text:p text:style-name="Code"/>
      <text:p text:style-name="Code">int main()</text:p>
      <text:p text:style-name="Code">{</text:p>
      <text:p text:style-name="Code"><text:span text:style-name="T13"><text:s text:c="3"/></text:span>string_pool pool{};</text:p>
      <text:p text:style-name="Code"><text:span text:style-name="T13"><text:s text:c="3"/></text:span>std::string str{};</text:p>
      <text:p text:style-name="Code"><text:span text:style-name="T13"><text:s text:c="3"/></text:span>hash&lt;std::string&gt; hasher{};</text:p>
      <text:p text:style-name="Code"><text:span text:style-name="T13"><text:s text:c="3"/></text:span>while (std::cin &gt;&gt; str)</text:p>
      <text:p text:style-name="Code"><text:span text:style-name="T13"><text:s text:c="3"/></text:span>{</text:p>
      <text:p text:style-name="Code"><text:span text:style-name="T13"><text:s text:c="6"/></text:span>std::cout &lt;&lt; "hash of \"" &lt;&lt; str &lt;&lt; "\" = " &lt;&lt; hasher(str) &lt;&lt; '\n';</text:p>
      <text:p text:style-name="Code"><text:span text:style-name="T13"><text:s text:c="6"/></text:span>pool.add(std::move(str));</text:p>
      <text:p text:style-name="Code"><text:span text:style-name="T13"><text:s text:c="3"/></text:span>}</text:p>
      <text:p text:style-name="Code">}</text:p>
      <text:p text:style-name="Text_20_body">
    <text:span text:style-name="T3">Use the exact same </text:span>
    <text:span text:style-name="Code_20_Inline">
     <text:span text:style-name="T3">string_pool</text:span>
    </text:span>
    <text:span text:style-name="T3"> class as you did in Listing 66-5</text:span>
    <text:span text:style-name="T3">.</text:span>
    <text:span text:style-name="Comment_20_Reference">
     <text:span text:style-name="T10">
      <office:annotation>
       <dc:creator>Fabio Claudio Ferracchiati</dc:creator>
       <dc:date>2013-10-04T09:46:00</dc:date>
       <text:p text:style-name="P15">
        <text:span text:style-name="T31">Ok but you have put in an external file called string_pool.hpp without telling to readers. Same thing for hashable.hpp</text:span>
       </text:p>
      </office:annotation>
     </text:span>
    </text:span>
    <text:span text:style-name="T3"> The program that uses the string pool is simple and clear and has the distinct advantage of being well-formed and correct. (By the way, the standard library offers </text:span>
    <text:span text:style-name="Code_20_Inline">
     <text:span text:style-name="T3">std::hash</text:span>
    </text:span>
    <text:span text:style-name="T3">, and specializes it for </text:span>
    <text:span text:style-name="Code_20_Inline">
     <text:span text:style-name="T3">std::string</text:span>
    </text:span>
    <text:span text:style-name="T3">. Trust your library’s implementation to be vastly superior to the toy implementation in this Exploration.)</text:span>
   </text:p>
      <text:p text:style-name="Text_20_body">
    <text:span text:style-name="T3">This approach gives all the functionality of the </text:span>
    <text:span text:style-name="Code_20_Inline">
     <text:span text:style-name="T3">Hashable</text:span>
    </text:span>
    <text:span text:style-name="T3"> interface, but in a manner that allows any type to be hashable without giving up any well-defined behavior. In addition, the </text:span>
    <text:span text:style-name="Code_20_Inline">
     <text:span text:style-name="T3">hash()</text:span>
    </text:span>
    <text:span text:style-name="T3"> function is no longer virtual and can even be an inline function. The speed-up can be considerable if the hash table is accessed in a critical performance path.</text:span>
   </text:p>
      <text:h text:style-name="Heading_20_1" text:outline-level="1">Mix-Ins</text:h>
      <text:p text:style-name="Body_20_Text_20_First">Another approach to multiple inheritance that you find in languages such as Ruby is the <text:span text:style-name="Emphasis"><text:span text:style-name="T23">mix-in</text:span></text:span>. A mix-in is a class that typically has no data members, although this is not a requirement in C++ (as it is in some languages). Usually, a C++ mix-in is a class template that defines some member functions that call upon the template arguments to provide input values for those functions.</text:p>
      <text:p text:style-name="Text_20_body">
    <text:span text:style-name="T3">For example, in Exploration 59 you saw a way to implement assignment in terms of a </text:span>
    <text:span text:style-name="Code_20_Inline">
     <text:span text:style-name="T3">swap</text:span>
    </text:span>
    <text:span text:style-name="T3"> member function. This is a useful idiom, so why not capture it in a mix-in class so you can easily reuse it? The mix-in class is actually a class template that takes a single template argument: the derived class. The mix-in defines the assignment operator, using the </text:span>
    <text:span text:style-name="Code_20_Inline">
     <text:span text:style-name="T3">swap</text:span>
    </text:span>
    <text:span text:style-name="T3"> function that the template argument provides. </text:span>
   </text:p>
      <text:p text:style-name="P6">Confused yet? You aren’t alone. This is a common idiom in C++, but one that takes time before it becomes familiar and natural. Listing 66-8 helps to clarify how this kind of mix-in works.</text:p>
      <text:p text:style-name="Code_20_Caption"><text:span text:style-name="T12">Listing 66-8.</text:span> The <text:span text:style-name="Code_20_Inline"><text:span text:style-name="T24">assignment_mixin</text:span></text:span> Class Template</text:p>
      <text:p text:style-name="Code"><text:soft-page-break/>template&lt;class T&gt;</text:p>
      <text:p text:style-name="Code">class assignment_mixin {</text:p>
      <text:p text:style-name="Code">public:</text:p>
      <text:p text:style-name="Code"><text:span text:style-name="T13"><text:s text:c="3"/></text:span>T&amp; operator=(T rhs)</text:p>
      <text:p text:style-name="Code"><text:span text:style-name="T13"><text:s text:c="3"/></text:span>{</text:p>
      <text:p text:style-name="Code"><text:span text:style-name="T13"><text:s text:c="6"/></text:span>rhs.swap(static_cast&lt;T&amp;&gt;(*this));</text:p>
      <text:p text:style-name="Code"><text:span text:style-name="T13"><text:s text:c="6"/></text:span>return static_cast&lt;T&amp;&gt;(*this);</text:p>
      <text:p text:style-name="Code"><text:span text:style-name="T13"><text:s text:c="3"/></text:span>}</text:p>
      <text:p text:style-name="Code">};</text:p>
      <text:p text:style-name="Text_20_body">
    <text:span text:style-name="T3">The trick is that instead of swapping </text:span>
    <text:span text:style-name="Code_20_Inline">
     <text:span text:style-name="T3">*this</text:span>
    </text:span>
    <text:span text:style-name="T3">, the mix-in class casts itself to a reference to the template argument, </text:span>
    <text:span text:style-name="Code_20_Inline">
     <text:span text:style-name="T3">T</text:span>
    </text:span>
    <text:span text:style-name="T3">. In this way, the mix-in never needs to know anything about the derived class. The only </text:span>
    <text:span text:style-name="T3">requirement is that the class, </text:span>
    <text:span text:style-name="Code_20_Inline">
     <text:span text:style-name="T3">T</text:span>
    </text:span>
    <text:span text:style-name="T3">, must be copyable (so it can be an argument to the assignment function) and have a </text:span>
    <text:span text:style-name="Code_20_Inline">
     <text:span text:style-name="T3">swap</text:span>
    </text:span>
    <text:span text:style-name="T3"> member function.</text:span>
   </text:p>
      <text:p text:style-name="Text_20_body">
    <text:span text:style-name="T3">In order to use the </text:span>
    <text:span text:style-name="Code_20_Inline">
     <text:span text:style-name="T3">assignment_mixin</text:span>
    </text:span>
    <text:span text:style-name="T3"> class, derive your class from the </text:span>
    <text:span text:style-name="Code_20_Inline">
     <text:span text:style-name="T3">assignment_mixin</text:span>
    </text:span>
    <text:span text:style-name="T3"> (as well as any other mix-ins you wish to use), using the derived class name as the template argument. Listing 66-9 shows an example of how a class uses mix-ins.</text:span>
   </text:p>
      <text:p text:style-name="Code_20_Caption"><text:span text:style-name="T12">Listing 66-9.</text:span> Using <text:span text:style-name="Code_20_Inline"><text:span text:style-name="T24">mix-in</text:span></text:span> Class Template</text:p>
      <text:p text:style-name="P13">
    <text:change-start text:change-id="ct201142784"/>
    <text:span text:style-name="T30">#include &lt;string&gt;</text:span>
   </text:p>
      <text:p text:style-name="P13">
    <text:span text:style-name="T30">#include &lt;utility&gt;</text:span>
   </text:p>
      <text:p text:style-name="P13">
    <text:span text:style-name="T30">#include "assignment_mixin.hpp" // Listing 66-8</text:span>
   </text:p>
      <text:p text:style-name="P13">
    <text:span text:style-name="T30"/>
   </text:p>
      <text:p text:style-name="Code"><text:change-end text:change-id="ct201142784"/>class thing: public assignment_mixin&lt;thing&gt; {</text:p>
      <text:p text:style-name="Code">public:</text:p>
      <text:p text:style-name="Code"><text:span text:style-name="T13"><text:s text:c="3"/></text:span>thing() : value_{} {}</text:p>
      <text:p text:style-name="Code"><text:span text:style-name="T13"><text:s text:c="3"/></text:span>thing(std::string&amp;&amp; s) : value_{std::move(s)} {}</text:p>
      <text:p text:style-name="Code"><text:span text:style-name="T13"><text:s text:c="3"/></text:span>void swap(thing&amp; other) { value_.swap(other.value_); }</text:p>
      <text:p text:style-name="Code">private:</text:p>
      <text:p text:style-name="Code"><text:span text:style-name="T13"><text:s text:c="3"/></text:span>std::string value_;</text:p>
      <text:p text:style-name="Code">};</text:p>
      <text:p text:style-name="Code"/>
      <text:p text:style-name="Code">int main()</text:p>
      <text:p text:style-name="Code">{</text:p>
      <text:p text:style-name="Code"><text:span text:style-name="T13"><text:s text:c="3"/></text:span>thing one{};</text:p>
      <text:p text:style-name="Code"><text:span text:style-name="T13"><text:s text:c="3"/></text:span>thing two{"two"};</text:p>
      <text:p text:style-name="Code"><text:span text:style-name="T13"><text:s text:c="3"/></text:span>one = two;</text:p>
      <text:p text:style-name="Code">}<text:span text:style-name="Comment_20_Reference"><text:span text:style-name="T11"><office:annotation><dc:creator>Fabio Claudio Ferracchiati</dc:creator><dc:date>2013-10-04T09:50:00</dc:date><text:p text:style-name="P15"><text:span text:style-name="T31">Missing header libraries here… indeed, this code doesn’t compile</text:span></text:p></office:annotation></text:span></text:span></text:p>
      <text:p text:style-name="Text_20_body">
    <text:span text:style-name="T3">This C++ idiom is hard to comprehend at first, so let’s break it down. First, consider the </text:span>
    <text:span text:style-name="Code_20_Inline">
     <text:span text:style-name="T3">assignment_mixin</text:span>
    </text:span>
    <text:span text:style-name="T3"> class template. Like many other templates, it takes a single template parameter. It defines a single member function, which happens to be an overloaded assignment operator. There’s nothing particularly special about </text:span>
    <text:span text:style-name="Code_20_Inline">
     <text:span text:style-name="T3">assignment_mixin</text:span>
    </text:span>
    <text:span text:style-name="T3">.</text:span>
   </text:p>
      <text:p text:style-name="Text_20_body">
    <text:span text:style-name="T3">But </text:span>
    <text:span text:style-name="Code_20_Inline">
     <text:span text:style-name="T3">assignment_mixin</text:span>
    </text:span>
    <text:span text:style-name="T3"> has one important property: the compiler can </text:span>
    <text:change text:change-id="ct201796016"/>
    <text:change-start text:change-id="ct201840288"/>
    <text:span text:style-name="T18">compile</text:span>
    <text:change-end text:change-id="ct201840288"/>
    <text:span text:style-name="T3"> the template even if the template argument is an incomplete class. The compiler doesn’t need to expand the assignment operator until it is used, and at that point, </text:span>
    <text:span text:style-name="Code_20_Inline">
     <text:span text:style-name="T3">T</text:span>
    </text:span>
    <text:span text:style-name="T3"> must be complete. But for the class itself, </text:span>
    <text:span text:style-name="Code_20_Inline">
     <text:span text:style-name="T3">T</text:span>
    </text:span>
    <text:span text:style-name="T3"> can be incomplete. If the mix-in class were to declare a data member of type </text:span>
    <text:span text:style-name="Code_20_Inline">
     <text:span text:style-name="T3">T</text:span>
    </text:span>
    <text:span text:style-name="T3">, then the compiler would require </text:span>
    <text:span text:style-name="Code_20_Inline">
     <text:span text:style-name="T3">T</text:span>
    </text:span>
    <text:span text:style-name="T3"> be a complete type when the mix-in is instantiated because it would need to know the size of the mix-in.</text:span>
   </text:p>
      <text:p text:style-name="Text_20_body">
    <text:soft-page-break/>
    <text:span text:style-name="T3">In other words, you can use </text:span>
    <text:span text:style-name="Code_20_Inline">
     <text:span text:style-name="T3">assignment_mixin</text:span>
    </text:span>
    <text:span text:style-name="T3"> as a base class, even if the template argument is an incomplete class.</text:span>
   </text:p>
      <text:p text:style-name="Text_20_body">
    <text:span text:style-name="T3">When the compiler processes a class definition, immediately upon seeing the class name, it records that name in the current scope as an incomplete type. Thus, when </text:span>
    <text:span text:style-name="Code_20_Inline">
     <text:span text:style-name="T3">assignment_mixin&lt;thing&gt;</text:span>
    </text:span>
    <text:span text:style-name="T3"> appears in the base class list, the compiler is able to instantiate the base class template using the incomplete type, </text:span>
    <text:span text:style-name="Code_20_Inline">
     <text:span text:style-name="T3">thing</text:span>
    </text:span>
    <text:span text:style-name="T3">, as the template argument.</text:span>
   </text:p>
      <text:p text:style-name="Text_20_body">
    <text:span text:style-name="T3">By the time the compiler gets to the end of the class definition, </text:span>
    <text:span text:style-name="Code_20_Inline">
     <text:span text:style-name="T3">thing</text:span>
    </text:span>
    <text:span text:style-name="T3"> becomes a complete type. After that, you will be able to use the assignment operator because when the compiler instantiates that template, it needs a complete type, and it has one.</text:span>
   </text:p>
      <text:h text:style-name="Heading_20_2" text:outline-level="2">Protected Access Level</text:h>
      <text:p text:style-name="Body_20_Text_20_First">In addition to the private and public access levels, C++ offers the protected access level. A protected member is accessible only to the class itself and to derived classes. To all other would-be users, a protected member is off-limits, just like private members.</text:p>
      <text:p text:style-name="P6">Most members are private or public. Use protected members only when you are designing a class hierarchy and you deliberately want derived classes to call a certain member function, but don’t want anyone else to call it.</text:p>
      <text:p text:style-name="P6">Mixin classes sometimes have a protected constructor. This ensures that no one tries to construct a stand-alone instance of the class. Listing 66-10 shows assignment_mixin with a protected constructor.</text:p>
      <text:p text:style-name="Code_20_Caption"><text:span text:style-name="T12">Listing 66-10.</text:span> Adding a Protected Constructor To The <text:span text:style-name="Code_20_Inline"><text:span text:style-name="T24">assignment_mixin</text:span></text:span> Class Template</text:p>
      <text:p text:style-name="Code">template&lt;class T&gt;</text:p>
      <text:p text:style-name="Code">class assignment_mixin {</text:p>
      <text:p text:style-name="Code">public:</text:p>
      <text:p text:style-name="Code"><text:span text:style-name="T13"><text:s text:c="3"/></text:span>T&amp; operator=(T rhs)</text:p>
      <text:p text:style-name="Code"><text:span text:style-name="T13"><text:s text:c="3"/></text:span>{</text:p>
      <text:p text:style-name="Code"><text:span text:style-name="T13"><text:s text:c="6"/></text:span>rhs.swap(static_cast&lt;T&amp;&gt;(*this));</text:p>
      <text:p text:style-name="Code"><text:span text:style-name="T13"><text:s text:c="6"/></text:span>return static_cast&lt;T&amp;&gt;(*this);</text:p>
      <text:p text:style-name="Code"><text:span text:style-name="T13"><text:s text:c="3"/></text:span>}</text:p>
      <text:p text:style-name="Code">protected:</text:p>
      <text:p text:style-name="Code"><text:span text:style-name="T13"><text:s text:c="2"/></text:span>assignment_mixin() {}</text:p>
      <text:p text:style-name="Code">};</text:p>
      <text:p text:style-name="Text_20_body">
    <text:span text:style-name="T3">Multiple inheritance also appears in the C++ standard library. You know about </text:span>
    <text:span text:style-name="Code_20_Inline">
     <text:span text:style-name="T3">istream</text:span>
    </text:span>
    <text:span text:style-name="T3"> for input and </text:span>
    <text:span text:style-name="Code_20_Inline">
     <text:span text:style-name="T3">ostream</text:span>
    </text:span>
    <text:span text:style-name="T3"> for output. The library also has </text:span>
    <text:span text:style-name="Code_20_Inline">
     <text:span text:style-name="T3">iostream</text:span>
    </text:span>
    <text:span text:style-name="T3">, so a single stream can perform input and output. As you might expect, </text:span>
    <text:span text:style-name="Code_20_Inline">
     <text:span text:style-name="T3">iostream</text:span>
    </text:span>
    <text:span text:style-name="T3"> derives from </text:span>
    <text:span text:style-name="Code_20_Inline">
     <text:span text:style-name="T3">istream</text:span>
    </text:span>
    <text:span text:style-name="T3"> and </text:span>
    <text:span text:style-name="Code_20_Inline">
     <text:span text:style-name="T3">ostream</text:span>
    </text:span>
    <text:span text:style-name="T3">. The only quirk has nothing to do with multiple inheritance: </text:span>
    <text:span text:style-name="Code_20_Inline">
     <text:span text:style-name="T3">iostream</text:span>
    </text:span>
    <text:span text:style-name="T3"> is defined in the </text:span>
    <text:span text:style-name="Code_20_Inline">
     <text:span text:style-name="T3">&lt;istream&gt;</text:span>
    </text:span>
    <text:span text:style-name="T3"> header. The </text:span>
    <text:span text:style-name="Code_20_Inline">
     <text:span text:style-name="T3">&lt;iostream&gt;</text:span>
    </text:span>
    <text:span text:style-name="T3"> header defines the names </text:span>
    <text:span text:style-name="Code_20_Inline">
     <text:span text:style-name="T3">std::cin</text:span>
    </text:span>
    <text:span text:style-name="T3">, </text:span>
    <text:span text:style-name="Code_20_Inline">
     <text:span text:style-name="T3">std::cout</text:span>
    </text:span>
    <text:span text:style-name="T3">, etc. The header name is an accident of history.</text:span>
   </text:p>
      <text:p text:style-name="P6">The next Exploration continues your advanced study of types by looking at policies and traits.</text:p>
      <text:p text:style-name="P6">
    <text:bookmark text:name="Ref_Chapter"/>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Wingdings" svg:font-family="Wingdings" style:font-pitch="variable" style:font-charset="x-symbol"/>
    <style:font-face style:name="ZapfDingbats" svg:font-family="ZapfDingbat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Lucida Console" svg:font-family="'Lucida Console'" style:font-family-generic="modern"/>
    <style:font-face style:name="Arial1" svg:font-family="Arial" style:font-family-generic="swiss"/>
    <style:font-face style:name="Courier New1" svg:font-family="'Courier New'" style:font-family-generic="modern" style:font-pitch="fixed"/>
    <style:font-face style:name="TheSansMonoCondensed-Bold" svg:font-family="TheSansMonoCondensed-Bold, 'MS Mincho'" style:font-pitch="variable"/>
    <style:font-face style:name="TheSansMonoCondensed-SemiLightI" svg:font-family="TheSansMonoCondensed-SemiLightI, 'MS Mincho'" style:font-pitch="variable"/>
    <style:font-face style:name="Utopia-Bold" svg:font-family="Utopia-Bold, 'MS Mincho'" style:font-pitch="variable"/>
    <style:font-face style:name="Utopia-Italic" svg:font-family="Utopia-Italic, 'MS Mincho'" style:font-pitch="variable"/>
    <style:font-face style:name="UtopiaItalic" svg:font-family="UtopiaItalic" style:font-family-generic="decorative" style:font-pitch="variable"/>
    <style:font-face style:name="Arial4" svg:font-family="Arial" style:font-family-generic="modern" style:font-pitch="variable"/>
    <style:font-face style:name="Lucida Console1" svg:font-family="'Lucida Console'" style:font-family-generic="modern" style:font-pitch="variable"/>
    <style:font-face style:name="Times New Roman1" svg:font-family="'Times New Roman'" style:font-family-generic="modern" style:font-pitch="variable"/>
    <style:font-face style:name="Arial3" svg:font-family="Arial" style:font-family-generic="roman" style:font-pitch="variable"/>
    <style:font-face style:name="Book Antiqua" svg:font-family="'Book Antiqua'" style:font-family-generic="roman" style:font-pitch="variable"/>
    <style:font-face style:name="Droid Sans Fallback1" svg:font-family="'Droid Sans Fallback'" style:font-family-generic="roman" style:font-pitch="variable"/>
    <style:font-face style:name="PMingLiU" svg:font-family="PMingLiU, 新細明體"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HelveticaNeue Condensed" svg:font-family="'HelveticaNeue Condensed', 'Courier New'" style:font-family-generic="swiss" style:font-pitch="variable"/>
    <style:font-face style:name="HelveticaNeue MediumCond" svg:font-family="'HelveticaNeue MediumCond'" style:font-family-generic="swiss" style:font-pitch="variable"/>
    <style:font-face style:name="HelveticaNeue MediumExt" svg:font-family="'HelveticaNeue MediumExt'"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TheSansMonoConNormal" svg:font-family="TheSansMonoConNormal, Arial" style:font-family-generic="swiss" style:font-pitch="variable"/>
    <style:font-face style:name="Trebuchet MS" svg:font-family="'Trebuchet MS'" style:font-family-generic="swiss" style:font-pitch="variable"/>
    <style:font-face style:name="Arial2" svg:font-family="Arial"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Droid Sans Fallback" style:font-size-asian="10.5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835in" style:contextual-spacing="false" fo:orphans="2" fo:widows="2" style:writing-mode="lr-tb"/>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roid Sans Fallback" style:font-size-asian="14pt" style:font-name-complex="Arial2" style:font-size-complex="14pt"/>
    </style:style>
    <style:style style:name="Text_20_body" style:display-name="Text body" style:family="paragraph" style:class="text">
      <style:paragraph-properties fo:margin-left="0in" fo:margin-right="0in" fo:margin-top="0.25in" fo:margin-bottom="0.0835in" style:contextual-spacing="false" fo:text-align="justify" style:justify-single-word="false" fo:orphans="2" fo:widows="2" fo:hyphenation-ladder-count="no-limit" fo:text-indent="0.25in" style:auto-text-indent="false"/>
      <style:text-properties style:use-window-font-color="true" style:font-name="Utopia" fo:font-size="9pt" fo:language="it" fo:country="IT" style:font-name-asian="Times New Roman" style:font-size-asian="9pt" style:font-name-complex="Utopia" style:font-size-complex="10pt" style:language-complex="ar" style:country-complex="SA" fo:hyphenate="false" fo:hyphenation-remain-char-count="2" fo:hyphenation-push-char-count="2"/>
    </style:style>
    <style:style style:name="List" style:family="paragraph" style:parent-style-name="Text_20_body" style:class="list">
      <style:text-properties style:font-size-asian="12pt" style:font-name-complex="Arial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style>
    <style:style style:name="Heading_20_1" style:display-name="Heading 1" style:family="paragraph" style:parent-style-name="Standard" style:next-style-name="Standard" style:default-outline-level="1" style:class="text">
      <style:paragraph-properties fo:margin-top="0.25in" fo:margin-bottom="0.2362in" style:contextual-spacing="true" fo:keep-with-next="always"/>
      <style:text-properties style:font-name="HelveticaNeue MediumCond" fo:font-size="18pt" fo:language="none" fo:country="none" style:font-size-asian="18pt" style:font-name-complex="HelveticaNeue MediumCond" style:font-size-complex="18pt"/>
    </style:style>
    <style:style style:name="Heading_20_2" style:display-name="Heading 2" style:family="paragraph" style:parent-style-name="Standard" style:next-style-name="Standard" style:default-outline-level="2" style:class="text">
      <style:paragraph-properties fo:margin-top="0.25in" fo:margin-bottom="0.2362in" style:contextual-spacing="true" fo:keep-with-next="always"/>
      <style:text-properties style:font-name="Utopia" fo:font-size="14pt" fo:language="none" fo:country="none" style:font-size-asian="14pt" style:font-name-complex="Utopia" style:font-size-complex="14pt"/>
    </style:style>
    <style:style style:name="Heading_20_3" style:display-name="Heading 3" style:family="paragraph" style:parent-style-name="Standard" style:next-style-name="Standard" style:default-outline-level="3" style:class="text">
      <style:paragraph-properties fo:margin-top="0.25in" fo:margin-bottom="0.0835in" style:contextual-spacing="true" fo:keep-with-next="always"/>
      <style:text-properties style:font-name="HelveticaNeue MediumCond" fo:font-size="14pt" style:font-size-asian="14pt" style:font-name-complex="HelveticaNeue MediumCond" style:font-size-complex="14pt"/>
    </style:style>
    <style:style style:name="Heading_20_4" style:display-name="Heading 4" style:family="paragraph" style:parent-style-name="Standard" style:next-style-name="Standard" style:default-outline-level="4" style:class="text">
      <style:paragraph-properties fo:margin-top="0.25in" fo:margin-bottom="0.0835in" style:contextual-spacing="true" fo:keep-with-next="always"/>
      <style:text-properties style:font-name="Utopia" fo:letter-spacing="-0.0043in" style:font-name-complex="Utopia" style:font-size-complex="12pt"/>
    </style:style>
    <style:style style:name="Heading_20_5" style:display-name="Heading 5" style:family="paragraph" style:parent-style-name="Standard" style:next-style-name="Standard" style:default-outline-level="5" style:class="text">
      <style:paragraph-properties fo:margin-top="0.1665in" fo:margin-bottom="0.0417in" style:contextual-spacing="false"/>
      <style:text-properties style:font-name="Arial Narrow" fo:font-size="10pt" fo:font-weight="bold" style:font-size-asian="10pt" style:font-weight-asian="bold" style:font-name-complex="Arial Narrow"/>
    </style:style>
    <style:style style:name="Heading_20_6" style:display-name="Heading 6" style:family="paragraph" style:parent-style-name="Standard" style:next-style-name="Standard" style:default-outline-level="6" style:class="text">
      <style:paragraph-properties fo:margin-top="0.1665in" fo:margin-bottom="0.0417in" style:contextual-spacing="false"/>
      <style:text-properties style:font-name="Calibri" fo:font-size="11pt" fo:language="none" fo:country="none" fo:font-weight="bold" style:font-name-asian="PMingLiU" style:font-size-asian="11pt" style:font-weight-asian="bold" style:font-name-complex="Calibri" style:font-size-complex="11pt" style:font-weight-complex="bold"/>
    </style:style>
    <style:style style:name="Bullet" style:family="paragraph" style:parent-style-name="Standard" style:list-style-name="WW8Num4">
      <style:paragraph-properties fo:margin-left="0in" fo:margin-right="0.6in" fo:margin-top="0.0835in" fo:margin-bottom="0.0835in" style:contextual-spacing="false" fo:keep-together="always" fo:text-indent="0in" style:auto-text-indent="false"/>
      <style:text-properties style:font-name="Utopia" fo:font-size="9pt" style:font-size-asian="9pt" style:font-name-complex="Utopia"/>
    </style:style>
    <style:style style:name="Chapter_20_Number" style:display-name="Chapter Number" style:family="paragraph" style:next-style-name="Standard">
      <style:paragraph-properties fo:margin-top="0in" fo:margin-bottom="0.1665in" style:contextual-spacing="false" fo:orphans="2" fo:widows="2" fo:keep-with-next="always"/>
      <style:text-properties fo:text-transform="uppercase" style:use-window-font-color="true" style:font-name="Arial" fo:font-size="14pt" fo:language="en" fo:country="US" fo:font-weight="bold" style:font-name-asian="Times New Roman" style:font-size-asian="14pt" style:font-weight-asian="bold" style:font-name-complex="Arial" style:font-size-complex="14pt" style:language-complex="ar" style:country-complex="SA"/>
    </style:style>
    <style:style style:name="Chapter_20_Title" style:display-name="Chapter Title" style:family="paragraph" style:next-style-name="Standard">
      <style:paragraph-properties fo:margin-top="0.1665in" fo:margin-bottom="0.8335in" style:contextual-spacing="false" fo:orphans="2" fo:widows="2"/>
      <style:text-properties style:use-window-font-color="true" style:font-name="Arial Narrow" fo:font-size="30pt" fo:language="en" fo:country="US" fo:font-weight="bold" style:font-name-asian="Times New Roman" style:font-size-asian="30pt" style:font-weight-asian="bold" style:font-name-complex="Arial Narrow" style:font-size-complex="24pt" style:language-complex="ar" style:country-complex="SA"/>
    </style:style>
    <style:style style:name="Figure_20_Caption" style:display-name="Figure Caption" style:family="paragraph" style:next-style-name="Standard">
      <style:paragraph-properties fo:margin-top="0.278in" fo:margin-bottom="0.1665in" style:contextual-spacing="true" fo:orphans="2" fo:widows="2">
        <style:tab-stops>
          <style:tab-stop style:position="0.4in"/>
        </style:tab-stops>
      </style:paragraph-properties>
      <style:text-properties style:use-window-font-color="true" style:font-name="Utopia" fo:font-size="9pt" fo:language="en" fo:country="US" fo:font-style="italic" style:font-name-asian="Times New Roman" style:font-size-asian="9pt" style:language-asian="en" style:country-asian="US" style:font-style-asian="italic" style:font-name-complex="Utopia" style:font-size-complex="10pt" style:language-complex="ar" style:country-complex="SA"/>
    </style:style>
    <style:style style:name="Code_20_Caption" style:display-name="Code Caption" style:family="paragraph" style:parent-style-name="Standard" style:next-style-name="Code">
      <style:paragraph-properties fo:margin-top="0.3193in" fo:margin-bottom="0.0835in" style:contextual-spacing="true">
        <style:tab-stops>
          <style:tab-stop style:position="0.4in"/>
        </style:tab-stops>
      </style:paragraph-properties>
      <style:text-properties style:font-name="Utopia" fo:font-size="9pt" fo:language="none" fo:country="none" fo:font-style="italic" style:font-size-asian="9pt" style:language-asian="en" style:country-asian="US" style:font-style-asian="italic" style:font-name-complex="Utopia"/>
    </style:style>
    <style:style style:name="Code" style:family="paragraph" style:parent-style-name="Standard">
      <style:paragraph-properties fo:margin-top="0.0835in" fo:margin-bottom="0.0835in" style:contextual-spacing="true"/>
      <style:text-properties style:font-name="TheSansMonoConNormal" fo:font-size="9pt" fo:language="none" fo:country="none" style:font-size-asian="9pt" style:language-asian="en" style:country-asian="US" style:font-name-complex="TheSansMonoConNormal"/>
    </style:style>
    <style:style style:name="Bullet_20_Sub_20_List" style:display-name="Bullet Sub List" style:family="paragraph" style:parent-style-name="Bullet" style:list-style-name="WW8Num9">
      <style:paragraph-properties fo:margin-top="0.2362in" fo:margin-bottom="0.0835in" style:contextual-spacing="false">
        <style:tab-stops>
          <style:tab-stop style:position="0.55in"/>
          <style:tab-stop style:position="0.75in"/>
        </style:tab-stops>
      </style:paragraph-properties>
    </style:style>
    <style:style style:name="Num_20_Sub_20_List" style:display-name="Num Sub List" style:family="paragraph" style:parent-style-name="Bullet_20_Sub_20_List" style:list-style-name="WW8Num7">
      <style:paragraph-properties>
        <style:tab-stops>
          <style:tab-stop style:position="0.55in"/>
        </style:tab-stops>
      </style:paragraph-properties>
    </style:style>
    <style:style style:name="FM_20_Copyright" style:display-name="FM Copyright" style:family="paragraph">
      <style:paragraph-properties fo:margin-top="0.0835in" fo:margin-bottom="0.0835in" style:contextual-spacing="false" fo:orphans="2" fo:widows="2"/>
      <style:text-properties style:use-window-font-color="true" style:font-name="Utopia" fo:font-size="9pt" fo:language="en" fo:country="US" style:font-name-asian="Times New Roman" style:font-size-asian="9pt" style:font-name-complex="Utopia" style:font-size-complex="10pt" style:language-complex="ar" style:country-complex="SA"/>
    </style:style>
    <style:style style:name="FM_20_Copyright_20_Title" style:display-name="FM Copyright Title" style:family="paragraph" style:parent-style-name="FM_20_Copyright">
      <style:paragraph-properties fo:margin-top="0.0693in" fo:margin-bottom="0.0693in" style:contextual-spacing="false"/>
      <style:text-properties style:font-name="Utopia Bold" fo:font-size="9.5pt" style:font-size-asian="9.5pt" style:font-name-complex="Utopia Bold"/>
    </style:style>
    <style:style style:name="Index_20_1" style:display-name="Index 1" style:family="paragraph" style:parent-style-name="Standard" style:next-style-name="Standard" style:class="index">
      <style:paragraph-properties fo:margin-left="0.5in" fo:margin-right="0in" fo:text-indent="-0.5in" style:auto-text-indent="false"/>
    </style:style>
    <style:style style:name="Index_20_2" style:display-name="Index 2" style:family="paragraph" style:parent-style-name="Standard" style:next-style-name="Standard" style:class="index">
      <style:paragraph-properties fo:margin-left="0.5in" fo:margin-right="0in" fo:text-indent="-0.3in" style:auto-text-indent="false"/>
    </style:style>
    <style:style style:name="Index_20_3" style:display-name="Index 3" style:family="paragraph" style:parent-style-name="Standard" style:next-style-name="Standard" style:class="index">
      <style:paragraph-properties fo:margin-left="0.5in" fo:margin-right="0in" fo:text-indent="-0.1in" style:auto-text-indent="false"/>
    </style:style>
    <style:style style:name="Part_20_Text" style:display-name="Part Text" style:family="paragraph" style:parent-style-name="Standard" style:next-style-name="Standard">
      <style:paragraph-properties fo:margin-top="0.0835in" fo:margin-bottom="0in" style:contextual-spacing="true" fo:line-height="150%"/>
      <style:text-properties style:font-name="Book Antiqua" fo:font-size="11pt" fo:letter-spacing="-0.0043in" style:font-size-asian="11pt" style:font-name-complex="Book Antiqua" style:font-size-complex="11pt"/>
    </style:style>
    <style:style style:name="Part_20_Number" style:display-name="Part Number" style:family="paragraph" style:parent-style-name="Chapter_20_Number" style:next-style-name="Part_20_Title">
      <style:paragraph-properties fo:keep-with-next="auto"/>
    </style:style>
    <style:style style:name="Part_20_Title" style:display-name="Part Title" style:family="paragraph" style:parent-style-name="Chapter_20_Title" style:next-style-name="Standard">
      <style:paragraph-properties fo:margin-top="0in" fo:margin-bottom="0.8335in" style:contextual-spacing="false"/>
      <style:text-properties style:font-name="Arial" style:font-name-complex="Arial"/>
    </style:style>
    <style:style style:name="Quote" style:family="paragraph" style:parent-style-name="Standard" style:next-style-name="Text_20_body">
      <style:paragraph-properties fo:margin-left="0.3in" fo:margin-right="0.3in" fo:margin-top="0.389in" fo:margin-bottom="0.25in" style:contextual-spacing="true" fo:text-align="justify" style:justify-single-word="false" fo:text-indent="0in" style:auto-text-indent="false">
        <style:tab-stops>
          <style:tab-stop style:position="0.2402in"/>
        </style:tab-stops>
      </style:paragraph-properties>
      <style:text-properties style:font-name="Utopia" fo:font-size="10pt" fo:language="none" fo:country="none" fo:font-style="italic" style:font-size-asian="10pt" style:font-style-asian="italic" style:font-name-complex="Utopia" style:font-style-complex="italic"/>
    </style:style>
    <style:style style:name="Results" style:family="paragraph" style:parent-style-name="Standard">
      <style:paragraph-properties fo:margin-left="0.1in" fo:margin-right="0.1in" fo:margin-top="0.1665in" fo:margin-bottom="0.1665in" style:contextual-spacing="false" fo:text-indent="0in" style:auto-text-indent="false" fo:padding-left="0in" fo:padding-right="0in" fo:padding-top="0.0693in" fo:padding-bottom="0.0693in" fo:border-left="none" fo:border-right="none" fo:border-top="2.24pt solid #808080" fo:border-bottom="2.24pt solid #808080"/>
      <style:text-properties style:font-name="TheSansMonoConNormal" fo:font-size="9pt" fo:language="en" fo:country="US" style:font-size-asian="9pt" style:language-asian="en" style:country-asian="US" style:font-name-complex="TheSansMonoConNormal"/>
    </style:style>
    <style:style style:name="Exercise_20_Body" style:display-name="Exercise Body" style:family="paragraph" style:parent-style-name="Standard">
      <style:paragraph-properties fo:margin-left="0.2in" fo:margin-right="0.2in" fo:margin-top="0.0835in" fo:margin-bottom="0.0835in" style:contextual-spacing="false" fo:text-indent="0in" style:auto-text-indent="false"/>
      <style:text-properties style:font-name="HelveticaNeue Condensed" fo:font-size="10pt" fo:language="none" fo:country="none" style:font-size-asian="10pt" style:font-name-complex="HelveticaNeue Condensed"/>
    </style:style>
    <style:style style:name="Exercise_20_Num_20_List" style:display-name="Exercise Num List" style:family="paragraph" style:parent-style-name="Exercise_20_Body" style:list-style-name="WW8Num8"/>
    <style:style style:name="Exercise_20_Bullet" style:display-name="Exercise Bullet" style:family="paragraph" style:parent-style-name="Standard" style:list-style-name="WW8Num1">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B_20_Code" style:display-name="SB Code" style:family="paragraph" style:parent-style-name="Standard">
      <style:paragraph-properties fo:margin-left="0.2in" fo:margin-right="0.2in" fo:margin-top="0.0835in" fo:margin-bottom="0.0835in" style:contextual-spacing="true" fo:text-indent="0in" style:auto-text-indent="false"/>
      <style:text-properties style:font-name="TheSansMonoConNormal" fo:font-size="9pt" fo:language="none" fo:country="none" style:font-size-asian="9pt" style:language-asian="en" style:country-asian="US" style:font-name-complex="TheSansMonoConNormal"/>
    </style:style>
    <style:style style:name="Table_20_Text" style:display-name="Table Text" style:family="paragraph">
      <style:paragraph-properties fo:margin-top="0.0835in" fo:margin-bottom="0.0835in" style:contextual-spacing="true" fo:orphans="2" fo:widows="2"/>
      <style:text-properties style:use-window-font-color="true" style:font-name="Utopia" fo:font-size="9pt" fo:language="en" fo:country="US" style:font-name-asian="Times New Roman" style:font-size-asian="9pt" style:font-name-complex="Utopia" style:font-size-complex="10pt" style:language-complex="ar" style:country-complex="SA"/>
    </style:style>
    <style:style style:name="Table_20_Caption" style:display-name="Table Caption" style:family="paragraph" style:parent-style-name="Figure_20_Caption" style:next-style-name="Standard">
      <style:paragraph-properties fo:margin-top="0.278in" fo:margin-bottom="0.0835in" style:contextual-spacing="true"/>
    </style:style>
    <style:style style:name="Table_20_Head" style:display-name="Table Head" style:family="paragraph" style:next-style-name="Standard">
      <style:paragraph-properties fo:margin-left="0.5in" fo:margin-right="0in" fo:margin-top="0.0417in" fo:margin-bottom="0.0417in" style:contextual-spacing="false" fo:line-height="0.1665in" fo:orphans="2" fo:widows="2" fo:text-indent="-0.5in" style:auto-text-indent="false" fo:keep-with-next="always"/>
      <style:text-properties style:use-window-font-color="true" style:font-name="Arial Narrow" fo:font-size="10pt" fo:language="en" fo:country="US" fo:font-weight="bold" style:font-name-asian="Times New Roman" style:font-size-asian="10pt" style:font-weight-asian="bold" style:font-name-complex="Arial Narrow" style:font-size-complex="10pt" style:language-complex="ar" style:country-complex="SA"/>
    </style:style>
    <style:style style:name="Table_20_Footnote" style:display-name="Table Footnote" style:family="paragraph" style:parent-style-name="Standard" style:next-style-name="Standard">
      <style:paragraph-properties fo:margin-top="0.0417in" fo:margin-bottom="0.1665in" style:contextual-spacing="true"/>
      <style:text-properties style:font-name="Utopia" fo:font-size="9pt" fo:font-style="italic" style:font-size-asian="9pt" style:font-style-asian="italic" style:font-name-complex="Utopia"/>
    </style:style>
    <style:style style:name="Num_20_List" style:display-name="Num List" style:family="paragraph" style:parent-style-name="Standard" style:list-style-name="WW8Num5">
      <style:paragraph-properties fo:margin-left="0in" fo:margin-right="0.8in" fo:margin-top="0.0835in" fo:margin-bottom="0.0835in" style:contextual-spacing="false" fo:keep-together="always" fo:text-indent="0in" style:auto-text-indent="false"/>
      <style:text-properties style:font-name="Utopia" fo:font-size="9pt" style:font-size-asian="9pt" style:font-name-complex="Utopia"/>
    </style:style>
    <style:style style:name="Unnumbered_20_List" style:display-name="Unnumbered List" style:family="paragraph" style:parent-style-name="Num_20_List" style:list-style-name="">
      <style:paragraph-properties fo:margin-left="0.6in" fo:margin-right="0in" fo:margin-top="0.2362in" fo:margin-bottom="0.0835in" style:contextual-spacing="false" fo:text-indent="0in" style:auto-text-indent="false"/>
      <style:text-properties style:font-name="Utopia" fo:font-size="9pt" style:font-size-asian="9pt" style:font-name-complex="Utopia"/>
    </style:style>
    <style:style style:name="Quote_20_Source" style:display-name="Quote Source" style:family="paragraph" style:parent-style-name="Quote" style:next-style-name="Standard">
      <style:paragraph-properties fo:margin-left="0in" fo:margin-right="0in" fo:margin-top="0in" fo:margin-bottom="0.25in" style:contextual-spacing="true" fo:text-align="end" style:justify-single-word="false" fo:text-indent="0in" style:auto-text-indent="false"/>
      <style:text-properties fo:font-style="normal" style:font-style-asian="normal"/>
    </style:style>
    <style:style style:name="Exercise_20_Head" style:display-name="Exercise Head" style:family="paragraph" style:parent-style-name="Standard" style:next-style-name="Standard">
      <style:paragraph-properties fo:margin-left="0.1in" fo:margin-right="0.1in" fo:margin-top="0.25in" fo:margin-bottom="0.1665in" style:contextual-spacing="true" fo:text-align="center" style:justify-single-word="false" fo:keep-together="always" fo:text-indent="0in" style:auto-text-indent="false" fo:padding-left="0in" fo:padding-right="0in" fo:padding-top="0.0138in" fo:padding-bottom="0.0138in" fo:border="2.24pt solid #000000" fo:keep-with-next="always"/>
      <style:text-properties fo:text-transform="uppercase" style:font-name="Arial" fo:font-weight="bold" style:font-weight-asian="bold" style:font-name-complex="Arial" style:font-size-complex="11pt"/>
    </style:style>
    <style:style style:name="Book_20_Title1" style:display-name="Book Title1" style:family="paragraph" style:parent-style-name="Standard">
      <style:paragraph-properties fo:margin-top="0.4165in" fo:margin-bottom="0.1665in" style:contextual-spacing="false"/>
      <style:text-properties style:font-name="HelveticaNeue MediumExt" fo:font-size="40pt" style:font-size-asian="40pt" style:font-name-complex="HelveticaNeue MediumExt"/>
    </style:style>
    <style:style style:name="FM_20_Subtitle" style:display-name="FM Subtitle" style:family="paragraph" style:parent-style-name="Standard">
      <style:paragraph-properties fo:text-align="center" style:justify-single-word="false"/>
      <style:text-properties fo:color="#808080" style:font-name="HelveticaNeue MediumCond" fo:font-size="24pt" style:font-size-asian="24pt" style:font-name-complex="HelveticaNeue MediumCond"/>
    </style:style>
    <style:style style:name="FM_20_Author" style:display-name="FM Author" style:family="paragraph" style:parent-style-name="Standard">
      <style:text-properties style:font-name="HelveticaNeue MediumExt" fo:font-size="16pt" style:font-size-asian="16pt" style:font-name-complex="HelveticaNeue MediumExt" style:font-size-complex="12pt"/>
    </style:style>
    <style:style style:name="Book_20_Subtitle" style:display-name="Book Subtitle" style:family="paragraph" style:parent-style-name="Book_20_Title1">
      <style:paragraph-properties fo:margin-top="0.0835in" fo:margin-bottom="0.1665in" style:contextual-spacing="false"/>
      <style:text-properties style:font-name="HelveticaNeue Condensed" fo:font-size="30pt" style:font-size-asian="30pt" style:font-name-complex="HelveticaNeue Condensed"/>
    </style:style>
    <style:style style:name="FM_20_Text" style:display-name="FM Text" style:family="paragraph" style:parent-style-name="Standard">
      <style:paragraph-properties fo:margin-top="0in" fo:margin-bottom="0.0835in" style:contextual-spacing="true"/>
      <style:text-properties style:font-name="Utopia" fo:font-size="9pt" style:font-size-asian="9pt" style:font-name-complex="Utopia"/>
    </style:style>
    <style:style style:name="FM_20_Dedication" style:display-name="FM Dedication" style:family="paragraph" style:parent-style-name="Standard">
      <style:paragraph-properties fo:text-align="center" style:justify-single-word="false"/>
      <style:text-properties style:font-name="UtopiaItalic" fo:font-size="10pt" fo:font-style="italic" style:font-size-asian="10pt" style:font-style-asian="italic" style:font-name-complex="UtopiaItalic"/>
    </style:style>
    <style:style style:name="FM_20_Text_20_Cont" style:display-name="FM Text Cont" style:family="paragraph" style:parent-style-name="FM_20_Text">
      <style:paragraph-properties fo:margin-left="0in" fo:margin-right="0in" fo:text-indent="0.4in" style:auto-text-indent="false"/>
    </style:style>
    <style:style style:name="Footnote" style:family="paragraph" style:parent-style-name="Standard" style:class="extra">
      <style:text-properties fo:font-size="9.5pt" style:font-size-asian="9.5pt"/>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Exercise_20_Code" style:display-name="Exercise Code" style:family="paragraph" style:parent-style-name="Standard">
      <style:paragraph-properties fo:margin-left="0.2in" fo:margin-right="0.2in" fo:margin-top="0.0835in" fo:margin-bottom="0.0835in" style:contextual-spacing="true" fo:text-indent="0in" style:auto-text-indent="false"/>
      <style:text-properties style:font-name="TheSansMonoConNormal" fo:font-size="9pt" fo:language="none" fo:country="none" style:font-size-asian="9pt" style:language-asian="en" style:country-asian="US" style:font-name-complex="TheSansMonoConNormal"/>
    </style:style>
    <style:style style:name="Exercise_20_Subhead" style:display-name="Exercise Subhead" style:family="paragraph" style:parent-style-name="Standard">
      <style:paragraph-properties fo:margin-left="0.2in" fo:margin-right="0.2in" fo:margin-top="0.0835in" fo:margin-bottom="0.1665in" style:contextual-spacing="true" fo:text-align="center" style:justify-single-word="false" fo:text-indent="0in" style:auto-text-indent="false"/>
      <style:text-properties fo:color="#808080" style:font-name="Arial" fo:font-size="10.5pt" style:text-underline-style="solid" style:text-underline-width="auto" style:text-underline-color="font-color" fo:font-weight="bold" style:font-size-asian="10.5pt" style:font-weight-asian="bold" style:font-name-complex="Arial"/>
    </style:style>
    <style:style style:name="Body_20_Text_20_Cont" style:display-name="Body Text Cont" style:family="paragraph" style:parent-style-name="Standard">
      <style:paragraph-properties fo:margin-left="0in" fo:margin-right="0in" fo:margin-top="0in" fo:margin-bottom="0in" style:contextual-spacing="false" fo:hyphenation-ladder-count="no-limit" fo:text-indent="0.5in" style:auto-text-indent="false"/>
      <style:text-properties style:font-name="Utopia" fo:font-size="9pt" style:font-size-asian="9pt" style:font-name-complex="Utopia" fo:hyphenate="false" fo:hyphenation-remain-char-count="2" fo:hyphenation-push-char-count="2"/>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style:font-name="Utopia" fo:font-size="10pt" fo:language="none" fo:country="none" style:font-size-asian="10pt" style:font-name-complex="Utopia"/>
    </style:style>
    <style:style style:name="Note_2f_Tip_2f_Caution" style:display-name="Note/Tip/Caution" style:family="paragraph" style:parent-style-name="Standard" style:next-style-name="Standard">
      <style:paragraph-properties fo:margin-left="0.1in" fo:margin-right="0.1in" fo:margin-top="0.25in" fo:margin-bottom="0.3335in" style:contextual-spacing="false" fo:line-height="0.1945in" fo:text-indent="0in" style:auto-text-indent="false" fo:padding-left="0in" fo:padding-right="0in" fo:padding-top="0.139in" fo:padding-bottom="0.139in" fo:border-left="none" fo:border-right="none" fo:border-top="0.51pt solid #000000" fo:border-bottom="0.51pt solid #000000"/>
      <style:text-properties style:font-name="HelveticaNeue Condensed" fo:font-size="10pt" fo:language="none" fo:country="none" style:font-size-asian="10pt" style:font-name-complex="HelveticaNeue Condensed"/>
    </style:style>
    <style:style style:name="Body_20_Text_20_First" style:display-name="Body Text First" style:family="paragraph" style:parent-style-name="Text_20_body">
      <style:paragraph-properties fo:margin-left="0in" fo:margin-right="0in" fo:margin-top="0.0835in" fo:margin-bottom="0.0835in" style:contextual-spacing="false" fo:text-indent="0in" style:auto-text-indent="false"/>
      <style:text-properties fo:language="none" fo:country="none"/>
    </style:style>
    <style:style style:name="Table_20_Text_20_Last" style:display-name="Table Text Last" style:family="paragraph" style:parent-style-name="Table_20_Text" style:next-style-name="Text_20_body">
      <style:paragraph-properties fo:margin-left="0.1in" fo:margin-right="0.1in" fo:margin-top="0.0835in" fo:margin-bottom="0.1665in" style:contextual-spacing="true" fo:text-indent="0in" style:auto-text-indent="false" fo:padding-left="0in" fo:padding-right="0in" fo:padding-top="0in" fo:padding-bottom="0.0417in" fo:border-left="none" fo:border-right="none" fo:border-top="none" fo:border-bottom="0.51pt dotted #000000"/>
      <style:text-properties style:font-name="Times New Roman" style:font-name-complex="Times New Roman"/>
    </style:style>
    <style:style style:name="Dingbat" style:family="paragraph" style:parent-style-name="Note_2f_Tip_2f_Caution">
      <style:paragraph-properties fo:margin-left="0.1in" fo:margin-right="0.1in" fo:text-indent="0in" style:auto-text-indent="false"/>
      <style:text-properties fo:color="#bfbfbf" style:font-name="ZapfDingbats" fo:language="en" fo:country="US" style:font-name-complex="ZapfDingbats" style:font-size-complex="12pt"/>
    </style:style>
    <style:style style:name="Side_20_Bar_20_Subhead" style:display-name="Side Bar Subhead" style:family="paragraph" style:parent-style-name="Standard">
      <style:paragraph-properties fo:margin-left="0.2in" fo:margin-right="0.2in" fo:margin-top="0.0835in" fo:margin-bottom="0.1665in" style:contextual-spacing="true" fo:text-align="center" style:justify-single-word="false" fo:text-indent="0in" style:auto-text-indent="false"/>
      <style:text-properties fo:color="#808080" style:font-name="Arial" fo:font-size="10.5pt" style:text-underline-style="solid" style:text-underline-width="auto" style:text-underline-color="font-color" fo:font-weight="bold" style:font-size-asian="10.5pt" style:font-weight-asian="bold" style:font-name-complex="Arial" style:font-size-complex="11pt"/>
    </style:style>
    <style:style style:name="Side_20_Bar_20_Body" style:display-name="Side Bar Body" style:family="paragraph" style:parent-style-name="Standard">
      <style:paragraph-properties fo:margin-left="0.2in" fo:margin-right="0.2in" fo:margin-top="0.0835in" fo:margin-bottom="0.0835in" style:contextual-spacing="false" fo:text-indent="0in" style:auto-text-indent="false"/>
      <style:text-properties style:font-name="HelveticaNeue Condensed" fo:font-size="10pt" fo:language="none" fo:country="none" style:font-size-asian="10pt" style:font-name-complex="HelveticaNeue Condensed"/>
    </style:style>
    <style:style style:name="Exercise_20_Last" style:display-name="Exercise Last" style:family="paragraph" style:parent-style-name="Standard">
      <style:paragraph-properties fo:margin-left="0.2in" fo:margin-right="0.2in" fo:margin-top="0.0835in" fo:margin-bottom="0.0835in" style: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size="10pt" fo:language="none" fo:country="none" style:font-size-asian="10pt" style:font-name-complex="HelveticaNeue Condensed"/>
    </style:style>
    <style:style style:name="Side_20_Bar_20_Last" style:display-name="Side Bar Last" style:family="paragraph" style:parent-style-name="Standard">
      <style:paragraph-properties fo:margin-left="0.2in" fo:margin-right="0.2in" fo:margin-top="0.0835in" fo:margin-bottom="0.0835in" style: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size="10pt" fo:language="none" fo:country="none" style:font-size-asian="10pt" style:font-name-complex="HelveticaNeue Condensed"/>
    </style:style>
    <style:style style:name="Side_20_Bar_20_Bullet" style:display-name="Side Bar Bullet" style:family="paragraph" style:parent-style-name="Standard" style:list-style-name="WW8Num10">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Exercise_20_Num" style:display-name="Exercise Num" style:family="paragraph" style:parent-style-name="Standard" style:list-style-name="WW8Num6">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ide_20_Bar_20_Num" style:display-name="Side Bar Num" style:family="paragraph" style:parent-style-name="Standard" style:list-style-name="WW8Num3">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ide_20_Bar_20_Head" style:display-name="Side Bar Head" style:family="paragraph" style:parent-style-name="Standard" style:next-style-name="Standard">
      <style:paragraph-properties fo:margin-left="0.1in" fo:margin-right="0.1in" fo:margin-top="0.25in" fo:margin-bottom="0.1665in" style:contextual-spacing="true" fo:text-align="center" style:justify-single-word="false" fo:keep-together="always" fo:text-indent="0in" style:auto-text-indent="false" fo:padding-left="0in" fo:padding-right="0in" fo:padding-top="0.0138in" fo:padding-bottom="0.0138in" fo:border="2.24pt solid #000000" fo:keep-with-next="always"/>
      <style:text-properties fo:text-transform="uppercase" style:font-name="Arial" fo:font-weight="bold" style:font-weight-asian="bold" style:font-name-complex="Arial"/>
    </style:style>
    <style:style style:name="Footer_20_Text" style:display-name="Footer Text" style:family="paragraph">
      <style:paragraph-properties fo:margin-top="0.1665in" fo:margin-bottom="0.3335in" style:contextual-spacing="false" fo:line-height="115%" fo:orphans="2" fo:widows="2">
        <style:tab-stops>
          <style:tab-stop style:position="3.25in" style:type="center"/>
          <style:tab-stop style:position="6.5in" style:type="right"/>
        </style:tab-stops>
      </style:paragraph-properties>
      <style:text-properties style:use-window-font-color="true" style:font-name="Utopia" fo:font-size="10pt" fo:language="en" fo:country="US" style:font-name-asian="Times New Roman" style:font-size-asian="10pt" style:font-name-complex="Utopia" style:font-size-complex="10pt" style:language-complex="ar" style:country-complex="SA"/>
    </style:style>
    <style:style style:name="FM_20_Book_20_Title" style:display-name="FM Book Title" style:family="paragraph" style:parent-style-name="Chapter_20_Title">
      <style:text-properties style:font-name="HelveticaNeue MediumCond" fo:letter-spacing="-0.0138in" fo:font-weight="normal" style:font-weight-asian="normal" style:font-name-complex="HelveticaNeue MediumCond"/>
    </style:style>
    <style:style style:name="FM_20_Edition" style:display-name="FM Edition" style:family="paragraph" style:parent-style-name="Standard">
      <style:paragraph-properties fo:text-align="center" style:justify-single-word="false"/>
      <style:text-properties fo:color="#808080" style:font-name="HelveticaNeue MediumCond" fo:font-size="24pt" style:font-size-asian="24pt" style:font-name-complex="HelveticaNeue MediumCond"/>
    </style:style>
    <style:style style:name="FM_20_Copyright_20_Credits" style:display-name="FM Copyright Credits" style:family="paragraph" style:parent-style-name="Standard">
      <style:paragraph-properties fo:margin-left="0.45in" fo:margin-right="0in" fo:margin-top="0.1665in" fo:margin-bottom="0in" style:contextual-spacing="true" fo:text-indent="-0.2in" style:auto-text-indent="false"/>
      <style:text-properties style:font-name="Utopia" fo:font-size="9pt" style:font-size-asian="9pt" style:font-name-complex="Utopia"/>
    </style:style>
    <style:style style:name="FM_20_Copyright_20_Credits_20_Last" style:display-name="FM Copyright Credits Last" style:family="paragraph" style:parent-style-name="FM_20_Copyright_20_Credits" style:next-style-name="FM_20_Copyright">
      <style:paragraph-properties fo:margin-top="0in" fo:margin-bottom="0.1665in" style:contextual-spacing="true"/>
    </style:style>
    <style:style style:name="FM_20_Head" style:display-name="FM Head" style:family="paragraph" style:parent-style-name="Chapter_20_Title">
      <style:text-properties style:font-name="Trebuchet MS" fo:letter-spacing="-0.0138in" style:font-name-complex="Trebuchet MS"/>
    </style:style>
    <style:style style:name="ToC_20_2" style:display-name="ToC 2" style:family="paragraph" style:parent-style-name="Standard" style:next-style-name="Standard">
      <style:paragraph-properties fo:margin-left="0.1701in" fo:margin-right="0in" fo:margin-top="0.1665in" fo:margin-bottom="0.0835in" style:contextual-spacing="false" fo:text-indent="0in" style:auto-text-indent="false">
        <style:tab-stops>
          <style:tab-stop style:position="5.9902in" style:type="right" style:leader-style="dotted" style:leader-text="."/>
        </style:tab-stops>
      </style:paragraph-properties>
      <style:text-properties style:font-name="HelveticaNeue MediumCond" fo:language="en" fo:country="US" fo:font-weight="bold" style:language-asian="en" style:country-asian="US" style:font-weight-asian="bold" style:font-name-complex="HelveticaNeue MediumCond"/>
    </style:style>
    <style:style style:name="ToC_20_3" style:display-name="ToC 3" style:family="paragraph" style:parent-style-name="Standard" style:next-style-name="Standard">
      <style:paragraph-properties fo:margin-left="0.3299in" fo:margin-right="0in" fo:margin-top="0in" fo:margin-bottom="0.0661in" style:contextual-spacing="false" fo:text-indent="0in" style:auto-text-indent="false">
        <style:tab-stops>
          <style:tab-stop style:position="5.9902in" style:type="right" style:leader-style="dotted" style:leader-text="."/>
        </style:tab-stops>
      </style:paragraph-properties>
      <style:text-properties style:font-name="HelveticaNeue MediumCond" style:font-name-complex="HelveticaNeue MediumCond"/>
    </style:style>
    <style:style style:name="Part_20_Opener_20_Text" style:display-name="Part Opener Text" style:family="paragraph" style:parent-style-name="Standard" style:next-style-name="Text_20_body">
      <style:paragraph-properties fo:margin-top="0.0835in" fo:margin-bottom="0in" style:contextual-spacing="true" fo:line-height="150%"/>
      <style:text-properties style:font-name="Trebuchet MS" fo:font-size="11pt" fo:letter-spacing="-0.0043in" fo:font-weight="bold" style:font-size-asian="11pt" style:font-weight-asian="bold" style:font-name-complex="Trebuchet MS"/>
    </style:style>
    <style:style style:name="Text_20_body_20_indent" style:display-name="Text body indent" style:family="paragraph" style:parent-style-name="Standard" style:class="text">
      <style:paragraph-properties fo:margin-left="0.25in" fo:margin-right="0in" fo:text-indent="0in" style:auto-text-indent="false"/>
      <style:text-properties fo:language="none" fo:country="non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Header" style:family="paragraph" style:parent-style-name="Standard" style:class="extra">
      <style:paragraph-properties>
        <style:tab-stops>
          <style:tab-stop style:position="3.25in" style:type="center"/>
          <style:tab-stop style:position="6.5in" style:type="right"/>
        </style:tab-stops>
      </style:paragraph-properties>
      <style:text-properties fo:language="none" fo:country="none"/>
    </style:style>
    <style:style style:name="Comment_20_Text" style:display-name="Comment Text" style:family="paragraph" style:parent-style-name="Standard">
      <style:text-properties style:font-name="Times" fo:font-size="10pt" fo:language="none" fo:country="none" style:font-size-asian="10pt" style:font-name-complex="Times"/>
    </style:style>
    <style:style style:name="Figure" style:family="paragraph" style:next-style-name="Standard">
      <style:paragraph-properties fo:margin-top="0.1665in" fo:margin-bottom="0in" style:contextual-spacing="false" fo:text-align="center" style:justify-single-word="false" fo:orphans="2" fo:widows="2" fo:keep-with-next="always"/>
      <style:text-properties style:use-window-font-color="true" style:font-name="Arial" fo:font-size="9pt" fo:language="en" fo:country="US" style:font-name-asian="Times New Roman" style:font-size-asian="9pt" style:font-name-complex="Arial" style:font-size-complex="10pt" style:language-complex="ar" style:country-complex="SA"/>
    </style:style>
    <style:style style:name="Comment_20_Subject" style:display-name="Comment Subject" style:family="paragraph" style:parent-style-name="Comment_20_Text" style:next-style-name="Comment_20_Text">
      <style:text-properties style:font-name="Times New Roman" fo:language="en" fo:country="US" fo:font-weight="bold" style:font-weight-asian="bold" style:font-name-complex="Times New Roman" style:font-weight-complex="bold"/>
    </style:style>
    <style:style style:name="Balloon_20_Text" style:display-name="Balloon Text" style:family="paragraph" style:parent-style-name="Standard">
      <style:paragraph-properties fo:margin-top="0in" fo:margin-bottom="0in" style:contextual-spacing="false"/>
      <style:text-properties style:font-name="Segoe UI" fo:font-size="9pt" style:font-size-asian="9pt" style:font-name-complex="Segoe UI" style:font-size-complex="9pt"/>
    </style:style>
    <style:style style:name="WW8Num1z0" style:family="text">
      <style:text-properties style:font-name="Symbol" style:font-name-complex="Symbol"/>
    </style:style>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8Num2zfalse" style:family="text"/>
    <style:style style:name="WW8Num2ztrue" style:family="text"/>
    <style:style style:name="WW8Num3zfalse" style:family="text"/>
    <style:style style:name="WW8Num3ztrue" style:family="text"/>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5zfalse" style:family="text"/>
    <style:style style:name="WW8Num5ztrue" style:family="text"/>
    <style:style style:name="WW8Num6zfalse" style:family="text"/>
    <style:style style:name="WW8Num6ztrue" style:family="text"/>
    <style:style style:name="WW8Num7zfalse" style:family="text"/>
    <style:style style:name="WW8Num7z1" style:family="text">
      <style:text-properties style:font-name="Courier New" style:font-name-complex="Courier New"/>
    </style:style>
    <style:style style:name="WW8Num7z2" style:family="text">
      <style:text-properties style:font-name="Wingdings" style:font-name-complex="Wingdings"/>
    </style:style>
    <style:style style:name="WW8Num7z3" style:family="text">
      <style:text-properties style:font-name="Symbol" style:font-name-complex="Symbol"/>
    </style:style>
    <style:style style:name="WW8Num8zfalse" style:family="text"/>
    <style:style style:name="WW8Num8ztrue" style:family="text"/>
    <style:style style:name="WW8Num9z0" style:family="text">
      <style:text-properties style:font-name="Symbol" style:font-name-complex="Symbol"/>
    </style:style>
    <style:style style:name="WW8Num9z1" style:family="text">
      <style:text-properties style:font-name="Courier New" style:font-name-complex="Courier New"/>
    </style:style>
    <style:style style:name="WW8Num9z2" style:family="text">
      <style:text-properties style:font-name="Wingdings" style:font-name-complex="Wingdings"/>
    </style:style>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Default_20_Paragraph_20_Font" style:display-name="Default Paragraph Font" style:family="text"/>
    <style:style style:name="Heading_20_1_20_Char" style:display-name="Heading 1 Char" style:family="text">
      <style:text-properties style:font-name="HelveticaNeue MediumCond" fo:font-size="18pt" style:font-size-asian="18pt" style:font-name-complex="HelveticaNeue MediumCond" style:font-size-complex="18pt"/>
    </style:style>
    <style:style style:name="Heading_20_2_20_Char" style:display-name="Heading 2 Char" style:family="text">
      <style:text-properties style:font-name="Utopia" fo:font-size="14pt" style:font-size-asian="14pt" style:font-name-complex="Utopia" style:font-size-complex="14pt"/>
    </style:style>
    <style:style style:name="Heading_20_3_20_Char" style:display-name="Heading 3 Char" style:family="text">
      <style:text-properties style:font-name="HelveticaNeue MediumCond" fo:font-size="14pt" fo:language="en" fo:country="US" style:font-size-asian="14pt" style:font-name-complex="HelveticaNeue MediumCond" style:font-size-complex="14pt" style:language-complex="ar" style:country-complex="SA"/>
    </style:style>
    <style:style style:name="Heading_20_4_20_Char" style:display-name="Heading 4 Char" style:family="text">
      <style:text-properties style:font-name="Utopia" fo:font-size="12pt" fo:letter-spacing="-0.0043in" fo:language="en" fo:country="US" style:font-size-asian="12pt" style:font-name-complex="Utopia" style:font-size-complex="12pt" style:language-complex="ar" style:country-complex="SA"/>
    </style:style>
    <style:style style:name="Heading_20_5_20_Char" style:display-name="Heading 5 Char" style:family="text">
      <style:text-properties style:font-name="Arial Narrow" fo:language="en" fo:country="US" fo:font-weight="bold" style:font-weight-asian="bold" style:font-name-complex="Arial Narrow" style:language-complex="ar" style:country-complex="SA"/>
    </style:style>
    <style:style style:name="Heading_20_6_20_Char" style:display-name="Heading 6 Char" style:family="text">
      <style:text-properties style:font-name="Calibri" fo:font-size="11pt" fo:font-weight="bold" style:font-name-asian="PMingLiU" style:font-size-asian="11pt" style:font-weight-asian="bold" style:font-name-complex="Times New Roman" style:font-size-complex="11pt" style:font-weight-complex="bold"/>
    </style:style>
    <style:style style:name="Body_20_Text_20_Char" style:display-name="Body Text Char" style:family="text">
      <style:text-properties style:font-name="Utopia" fo:font-size="9pt" style:font-size-asian="9pt" style:font-name-complex="Utopia" style:language-complex="ar" style:country-complex="SA"/>
    </style:style>
    <style:style style:name="Code_20_Bold" style:display-name="Code Bold" style:family="text">
      <style:text-properties style:font-name="TheSansMonoConBlack" fo:font-size="9pt" style:font-size-asian="9pt" style:font-name-complex="TheSansMonoConBlack"/>
    </style:style>
    <style:style style:name="Code_20_Char" style:display-name="Code Char" style:family="text">
      <style:text-properties style:font-name="TheSansMonoConNormal" fo:font-size="9pt" fo:language="en" fo:country="US" style:font-size-asian="9pt" style:language-asian="en" style:country-asian="US" style:font-name-complex="TheSansMonoConNormal"/>
    </style:style>
    <style:style style:name="Code_20_Caption_20_Char" style:display-name="Code Caption Char" style:family="text">
      <style:text-properties style:font-name="Utopia" fo:font-size="9pt" fo:language="en" fo:country="US" fo:font-style="italic" style:font-size-asian="9pt" style:language-asian="en" style:country-asian="US" style:font-style-asian="italic" style:font-name-complex="Utopia"/>
    </style:style>
    <style:style style:name="Quote_20_Char" style:display-name="Quote Char" style:family="text">
      <style:text-properties style:font-name="Utopia" fo:font-style="italic" style:font-style-asian="italic" style:font-name-complex="Utopia" style:font-style-complex="italic"/>
    </style:style>
    <style:style style:name="Exercise_20_Body_20_Char" style:display-name="Exercise Body Char" style:family="text">
      <style:text-properties style:font-name="HelveticaNeue Condensed" style:font-name-complex="HelveticaNeue Condensed"/>
    </style:style>
    <style:style style:name="SB_20_Code_20_Char" style:display-name="SB Code Char" style:family="text">
      <style:text-properties style:font-name="TheSansMonoConNormal" fo:font-size="9pt" fo:language="en" fo:country="US" style:font-size-asian="9pt" style:language-asian="en" style:country-asian="US" style:font-name-complex="TheSansMonoConNormal"/>
    </style:style>
    <style:style style:name="Exercise_20_Code_20_Char" style:display-name="Exercise Code Char" style:family="text">
      <style:text-properties style:font-name="TheSansMonoConNormal" fo:font-size="9pt" fo:language="en" fo:country="US" style:font-size-asian="9pt" style:language-asian="en" style:country-asian="US" style:font-name-complex="TheSansMonoConNormal"/>
    </style:style>
    <style:style style:name="Internet_20_link" style:display-name="Internet link" style:family="text">
      <style:text-properties fo:color="#0000ff" style:text-underline-style="solid" style:text-underline-width="auto" style:text-underline-color="font-color"/>
    </style:style>
    <style:style style:name="Body_20_Text_20_First_20_Char" style:display-name="Body Text First Char" style:family="text">
      <style:text-properties style:font-name="Utopia" fo:font-size="9pt" style:font-size-asian="9pt" style:font-name-complex="Utopia"/>
    </style:style>
    <style:style style:name="Code_20_Inline" style:display-name="Code Inline" style:family="text">
      <style:text-properties fo:color="#000000" style:font-name="TheSansMonoConNormal" fo:font-size="9pt" fo:background-color="transparent" style:font-size-asian="9pt" style:font-name-complex="TheSansMonoConNormal"/>
    </style:style>
    <style:style style:name="Dingbat_20_Char_20_Char" style:display-name="Dingbat Char Char" style:family="text">
      <style:text-properties fo:color="#bfbfbf" style:font-name="ZapfDingbats" fo:language="en" fo:country="US" style:font-name-complex="ZapfDingbats" style:font-size-complex="12pt" style:language-complex="ar" style:country-complex="SA"/>
    </style:style>
    <style:style style:name="Page_20_Number" style:display-name="Page Number" style:family="text" style:parent-style-name="Default_20_Paragraph_20_Font"/>
    <style:style style:name="Side_20_Bar_20_Body_20_Char" style:display-name="Side Bar Body Char" style:family="text">
      <style:text-properties style:font-name="HelveticaNeue Condensed" style:font-name-complex="HelveticaNeue Condensed"/>
    </style:style>
    <style:style style:name="Exercise_20_Last_20_Char" style:display-name="Exercise Last Char" style:family="text">
      <style:text-properties style:font-name="HelveticaNeue Condensed" style:font-name-complex="HelveticaNeue Condensed"/>
    </style:style>
    <style:style style:name="Side_20_Bar_20_Last_20_Char" style:display-name="Side Bar Last Char" style:family="text">
      <style:text-properties style:font-name="HelveticaNeue Condensed" style:font-name-complex="HelveticaNeue Condensed"/>
    </style:style>
    <style:style style:name="Exercise_20_Num_20_Char" style:display-name="Exercise Num Char" style:family="text">
      <style:text-properties style:font-name="HelveticaNeue Condensed" fo:language="en" fo:country="US" style:font-name-complex="HelveticaNeue Condensed" style:language-complex="ar" style:country-complex="SA"/>
    </style:style>
    <style:style style:name="Side_20_Bar_20_Num_20_Char" style:display-name="Side Bar Num Char" style:family="text">
      <style:text-properties style:font-name="HelveticaNeue Condensed" fo:language="en" fo:country="US" style:font-name-complex="HelveticaNeue Condensed" style:language-complex="ar" style:country-complex="SA"/>
    </style:style>
    <style:style style:name="Body_20_Text_20_Indent_20_Char" style:display-name="Body Text Indent Char" style:family="text">
      <style:text-properties fo:font-size="12pt" style:font-size-asian="12pt"/>
    </style:style>
    <style:style style:name="Body_20_Text_20_First_20_Indent_20_2_20_Char" style:display-name="Body Text First Indent 2 Char" style:family="text" style:parent-style-name="Body_20_Text_20_Indent_20_Char"/>
    <style:style style:name="Note_2f_Tip_2f_Caution_20_Char" style:display-name="Note/Tip/Caution Char" style:family="text">
      <style:text-properties style:font-name="HelveticaNeue Condensed" style:font-name-complex="HelveticaNeue Condensed"/>
    </style:style>
    <style:style style:name="Footer_20_Char" style:display-name="Footer Char" style:family="text">
      <style:text-properties style:font-name="Utopia" style:font-name-complex="Utopia"/>
    </style:style>
    <style:style style:name="Header_20_Char" style:display-name="Header Char" style:family="text">
      <style:text-properties fo:font-size="12pt" style:font-size-asian="12pt"/>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style:font-name="Times" style:font-name-complex="Times"/>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Dingbat_20_Symbol" style:display-name="Dingbat Symbol" style:family="text">
      <style:text-properties fo:color="#bfbfbf" style:font-name="ZapfDingbats" fo:font-size="12pt" style:font-size-asian="12pt" style:font-name-complex="Calibri" style:font-size-complex="12pt"/>
    </style:style>
    <style:style style:name="Comment_20_Subject_20_Char" style:display-name="Comment Subject Char" style:family="text">
      <style:text-properties style:font-name="Times" fo:language="en" fo:country="US" fo:font-weight="bold" style:font-weight-asian="bold" style:font-name-complex="Times" style:font-weight-complex="bold"/>
    </style:style>
    <style:style style:name="Balloon_20_Text_20_Char" style:display-name="Balloon Text Char" style:family="text">
      <style:text-properties style:font-name="Segoe UI" fo:font-size="9pt" fo:language="en" fo:country="US" style:font-size-asian="9pt" style:font-name-complex="Segoe UI" style:font-size-complex="9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2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3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false" style:num-suffix="." style:num-format="1">
        <style:list-level-properties text:list-level-position-and-space-mode="label-alignment">
          <style:list-level-label-alignment text:label-followed-by="listtab" text:list-tab-stop-position="0.65in" fo:text-indent="-0.25in" fo:margin-left="0.65in"/>
        </style:list-level-properties>
      </text:list-level-style-number>
      <text:list-level-style-number text:level="2" text:style-name="WW8Num5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5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5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5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5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5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5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5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6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6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6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6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6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6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6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6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false" style:num-suffix="." style:num-format="a" style:num-letter-sync="true">
        <style:list-level-properties text:list-level-position-and-space-mode="label-alignment">
          <style:list-level-label-alignment text:label-followed-by="listtab" text:list-tab-stop-position="0.85in" fo:text-indent="-0.25in" fo:margin-left="0.85in"/>
        </style:list-level-properties>
      </text:list-level-style-number>
      <text:list-level-style-bullet text:level="2" text:style-name="WW8Num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false"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8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8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8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8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8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8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8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8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1.7in" fo:text-indent="-0.25in" fo:margin-left="1.7in"/>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2.2in" fo:text-indent="-0.25in" fo:margin-left="2.2in"/>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2.7in" fo:text-indent="-0.25in" fo:margin-left="2.7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3.2in" fo:text-indent="-0.25in" fo:margin-left="3.2in"/>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3.7in" fo:text-indent="-0.25in" fo:margin-left="3.7in"/>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4.2in" fo:text-indent="-0.25in" fo:margin-left="4.2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4.7in" fo:text-indent="-0.25in" fo:margin-left="4.7in"/>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5.2in" fo:text-indent="-0.25in" fo:margin-left="5.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3126in" fo:margin-right="0in" fo:text-align="end" style:justify-single-word="false" fo:text-indent="0in" style:auto-text-indent="false"/>
    </style:style>
    <style:style style:name="MP2" style:family="paragraph" style:parent-style-name="Footer">
      <style:paragraph-properties fo:text-align="end" style:justify-single-word="false"/>
    </style:style>
    <style:style style:name="MP3" style:family="paragraph">
      <style:paragraph-properties style:writing-mode="lr-tb"/>
    </style:style>
    <style:style style:name="MP4" style:family="paragraph" style:parent-style-name="Standard">
      <style:paragraph-properties fo:text-align="justify" style:justify-single-word="false"/>
    </style:style>
    <style:style style:name="MP5" style:family="paragraph" style:parent-style-name="Standard">
      <style:text-properties fo:color="#bfbfbf" style:font-name="ZapfDingbats" fo:font-size="14pt" style:font-name-asian="ZapfDingbats" style:font-size-asian="14pt" style:font-name-complex="ZapfDingbats" style:font-size-complex="14pt"/>
    </style:style>
    <style:style style:name="MT1" style:family="text">
      <style:text-properties style:font-name="HelveticaNeue Condensed" fo:font-size="8pt" style:font-size-asian="8pt" style:font-name-complex="HelveticaNeue Condensed" style:font-size-complex="8pt"/>
    </style:style>
    <style:style style:name="MT2" style:family="text">
      <style:text-properties fo:color="#bfbfbf" style:font-name="ZapfDingbats" fo:font-size="8pt" style:font-size-asian="8pt" style:font-name-complex="ZapfDingbats" style:font-size-complex="8pt"/>
    </style:style>
    <style:style style:name="MT3" style:family="text">
      <style:text-properties fo:color="#bfbfbf" style:font-name="HelveticaNeue Condensed" fo:font-size="8pt" style:font-size-asian="8pt" style:font-name-complex="HelveticaNeue Condensed" style:font-size-complex="8pt"/>
    </style:style>
    <style:style style:name="Mgr1" style:family="graphic">
      <style:graphic-properties draw:stroke="solid" svg:stroke-width="0.0102in" svg:stroke-color="#000000" draw:stroke-linejoin="miter" svg:stroke-linecap="square" draw:fill="none" draw:fill-color="#d8d8d8" draw:textarea-horizontal-align="left" draw:textarea-vertical-align="top" draw:auto-grow-height="false" fo:padding-top="0.0902in" fo:padding-bottom="0.0902in" fo:padding-left="0.1736in" fo:padding-right="0.1736in" fo:wrap-option="wrap"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7.5in" fo:page-height="9.25in" style:num-format="1" style:print-orientation="portrait" fo:margin-top="0.3752in" fo:margin-bottom="0.3752in" fo:margin-left="0.75in" fo:margin-right="0.75in" style:writing-mode="lr-tb" style:layout-grid-color="#c0c0c0" style:layout-grid-lines="37" style:layout-grid-base-height="0.2264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header-footer-properties fo:min-height="0.039in" fo:margin-left="0in" fo:margin-right="0in" fo:margin-top="0in" style:dynamic-spacing="true"/>
      </style:footer-style>
    </style:page-layout>
    <style:page-layout style:name="Mpm2">
      <style:page-layout-properties fo:page-width="7.5in" fo:page-height="9.25in" style:num-format="1" style:print-orientation="portrait" fo:margin-top="0.3752in" fo:margin-bottom="0.3752in" fo:margin-left="0.75in" fo:margin-right="0.75in" style:writing-mode="lr-tb" style:layout-grid-color="#c0c0c0" style:layout-grid-lines="37" style:layout-grid-base-height="0.2264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header-footer-properties fo:min-height="0in" fo:margin-left="0in" fo:margin-right="0in" fo:margin-top="0in"/>
      </style:footer-style>
    </style:page-layout>
  </office:automatic-styles>
  <office:master-styles>
    <style:master-page style:name="Standard" style:page-layout-name="Mpm1">
      <style:header>
        <text:p text:style-name="MP1">
     <text:span text:style-name="MT1">CHAPTER 66 </text:span>
     <text:span text:style-name="MT2"></text:span>
     <text:span text:style-name="MT3"> Multiple Inheritance</text:span>
    </text:p>
      </style:header>
      <style:header-left style:display="false">
        <text:p text:style-name="Header">
     <text:span text:style-name="MT3">CHAPTER 66 </text:span>
     <text:span text:style-name="MT2"></text:span>
     <text:span text:style-name="MT3"> Multiple Inheritance</text:span>
    </text:p>
      </style:header-left>
      <style:footer>
        <text:p text:style-name="MP2">
     <text:page-number text:select-page="current">11</text:page-number>
    </text:p>
      </style:footer>
      <style:footer-left style:display="false">
        <text:p text:style-name="Footer">
     <text:page-number text:select-page="current">12</text:page-number>
    </text:p>
      </style:footer-left>
    </style:master-page>
    <style:master-page style:name="First_20_Page" style:display-name="First Page" style:page-layout-name="Mpm2" style:next-style-name="Standard">
      <style:header>
        <text:p text:style-name="Chapter_20_Number"><draw:custom-shape text:anchor-type="char" draw:z-index="0" draw:style-name="Mgr1" draw:text-style-name="MP3" svg:width="8.2835in" svg:height="4.185in" svg:x="-2.2693in" svg:y="-1.5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C H A P T E R <text:s/>66</text:p>
        <text:p text:style-name="MP4"/>
        <text:p text:style-name="MP5"></text:p>
        <text:p text:style-name="Standard"/>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press Standard Book Design</dc:title>
    <meta:initial-creator>BPR</meta:initial-creator>
    <meta:creation-date>2013-10-01T09:36:00</meta:creation-date>
    <dc:creator>Ray Lischner</dc:creator>
    <dc:date>2013-11-10T17:49:07</dc:date>
    <meta:print-date>2009-03-19T10:05:00</meta:print-date>
    <meta:editing-cycles>15</meta:editing-cycles>
    <meta:editing-duration>PT1H25M24S</meta:editing-duration>
    <meta:generator>LibreOffice/4.0-5$Linux_X86_64 LibreOffice_project/400m0$Build-305</meta:generator>
    <meta:document-statistic meta:table-count="0" meta:image-count="2" meta:object-count="0" meta:page-count="12" meta:paragraph-count="330" meta:word-count="2983" meta:character-count="20009" meta:non-whitespace-character-count="16916"/>
    <meta:user-defined meta:name="Chapter Number">66</meta:user-defined>
    <meta:user-defined meta:name="ContentType">Document</meta:user-defined>
    <meta:user-defined meta:name="Status">Book Editor Review Complete</meta:user-defined>
  </office:meta>
</office:document-meta>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TemplateProject/ModApress.xml><?xml version="1.0" encoding="utf-8"?>
<!DOCTYPE module  PUBLIC '-//OpenOffice.org//DTD OfficeDocument 1.0//EN'  'module.dtd'>
<script:module xmlns:script="http://openoffice.org/2000/script" script:name="ModApress" script:language="StarBasic" script:moduleType="normal">Rem Attribute VBA_ModuleType=VBAModule
Option VBASupport 1
Sub StyleQc()
  Shell ActiveDocument.AttachedTemplate.Path + "\Apress-StyleQC.exe", vbNormalFocus
End Sub

Sub Pagesetup()
  With ActiveDocument.Pagesetup
        .LineNumbering.Active = False
        .Orientation = wdOrientPortrait
        .TopMargin = InchesToPoints(0.375)
        .BottomMargin = InchesToPoints(0.375)
        .LeftMargin = InchesToPoints(0.75)
        .RightMargin = InchesToPoints(0.75)
        .Gutter = InchesToPoints(0)
        .HeaderDistance = InchesToPoints(0.375)
        .FooterDistance = InchesToPoints(0.375)
        .PageWidth = InchesToPoints(7.5)
        .PageHeight = InchesToPoints(9.25)
        .FirstPageTray = wdPrinterDefaultBin
        .OtherPagesTray = wdPrinterDefaultBin
        .SectionStart = wdSectionNewPage
         .OddAndEvenPagesHeaderFooter = True
        .DifferentFirstPageHeaderFooter = True
        ' .VerticalAlignment = wdAlignVerticalTop
        ' .SuppressEndnotes = False
        ' .MirrorMargins = False
        ' .TwoPagesOnOne = False
        ' .BookFoldPrinting = False
        ' .BookFoldRevPrinting = False
        ' .BookFoldPrintingSheets = 1
       '  .GutterPos = wdGutterPosLeft
    End With
End Sub
 Sub Note_Tip_Caution()
        Selection.Style = ActiveDocument.Styles("Note/Tip/Caution")
    Selection.MoveUp Unit:=wdParagraph, Count:=1
    Selection.Font.Name = "ZapfDingbats"
    Selection.Font.Size = 10
    Selection.Font.ColorIndex = wdGray50
    Selection.TypeText ("n ")
        End Sub

</script:module>
</file>

<file path=Basic/TemplateProject/ThisDocument.xml><?xml version="1.0" encoding="utf-8"?>
<!DOCTYPE module  PUBLIC '-//OpenOffice.org//DTD OfficeDocument 1.0//EN'  'module.dtd'>
<script:module xmlns:script="http://openoffice.org/2000/script" script:name="ThisDocument" script:language="StarBasic" script:moduleType="document">Rem Attribute VBA_ModuleType=VBADocumentModule
Option VBASupport 1

</script:module>
</file>

<file path=Basic/TemplateProject/script-lb.xml><?xml version="1.0" encoding="utf-8"?>
<!DOCTYPE library  PUBLIC '-//OpenOffice.org//DTD OfficeDocument 1.0//EN'  'library.dtd'>
<library:library xmlns:library="http://openoffice.org/2000/library" library:name="TemplateProject" library:readonly="false" library:passwordprotected="false">
  <library:element library:name="ModApress"/>
  <library:element library:name="ThisDocument"/>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TemplateProject" library:link="false"/>
</library:libraries>
</file>